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9">#include &lt;stdlib.h&gt;</text:span></text:h>
      <text:h text:style-name="Default"><text:s text:c="2"/>2<text:s text:c="2"/><text:span text:style-name="style9">#include &lt;string.h&gt;</text:span></text:h>
      <text:h text:style-name="Default"><text:s text:c="2"/>3<text:s text:c="2"/><text:span text:style-name="style9">#include &lt;SDL/SDL.h&gt;</text:span></text:h>
      <text:h text:style-name="Default"><text:s text:c="2"/>4<text:s text:c="2"/></text:h>
      <text:h text:style-name="Default"><text:s text:c="2"/>5<text:s text:c="2"/><text:span text:style-name="style2">// If you're going to render widgets to the same</text:span></text:h>
      <text:h text:style-name="Default"><text:s text:c="2"/>6<text:s text:c="2"/><text:span text:style-name="style2">// UI from different source files, you can avoid</text:span></text:h>
      <text:h text:style-name="Default"><text:s text:c="2"/>7<text:s text:c="2"/><text:span text:style-name="style2">// ID collisions by defining IMGUI_SRC_ID before</text:span></text:h>
      <text:h text:style-name="Default"><text:s text:c="2"/>8<text:s text:c="2"/><text:span text:style-name="style2">// this define block:</text:span></text:h>
      <text:h text:style-name="Default"><text:s text:c="2"/>9<text:s text:c="2"/><text:span text:style-name="style9">#ifdef IMGUI_SRC_ID</text:span></text:h>
      <text:h text:style-name="Default"><text:s text:c="1"/>10<text:s text:c="2"/><text:span text:style-name="style9">#define GEN_ID ((IMGUI_SRC_ID) + (__LINE__))</text:span></text:h>
      <text:h text:style-name="Default"><text:s text:c="1"/>11<text:s text:c="2"/><text:span text:style-name="style9">#else</text:span></text:h>
      <text:h text:style-name="Default"><text:s text:c="1"/>12<text:s text:c="2"/><text:span text:style-name="style9">#define GEN_ID (__LINE__)</text:span></text:h>
      <text:h text:style-name="Default"><text:s text:c="1"/>13<text:s text:c="2"/><text:span text:style-name="style9">#endif</text:span></text:h>
      <text:h text:style-name="Default"><text:s text:c="1"/>14<text:s text:c="2"/></text:h>
      <text:h text:style-name="Default"><text:s text:c="1"/>15<text:s text:c="2"/><text:span text:style-name="style2">// Screen surface</text:span></text:h>
      <text:h text:style-name="Default"><text:s text:c="1"/>16<text:s text:c="2"/><text:span text:style-name="style11">SDL_Surface </text:span><text:span text:style-name="style10">*</text:span><text:span text:style-name="style11">gScreen</text:span><text:span text:style-name="style10">;</text:span></text:h>
      <text:h text:style-name="Default"><text:s text:c="1"/>17<text:s text:c="2"/></text:h>
      <text:h text:style-name="Default"><text:s text:c="1"/>18<text:s text:c="2"/><text:span text:style-name="style2">// Font surface</text:span></text:h>
      <text:h text:style-name="Default"><text:s text:c="1"/>19<text:s text:c="2"/><text:span text:style-name="style11">SDL_Surface </text:span><text:span text:style-name="style10">*</text:span><text:span text:style-name="style11">gFont</text:span><text:span text:style-name="style10">;</text:span></text:h>
      <text:h text:style-name="Default"><text:s text:c="1"/>20<text:s text:c="2"/></text:h>
      <text:h text:style-name="Default"><text:s text:c="1"/>21<text:s text:c="2"/><text:span text:style-name="style5">struct </text:span><text:span text:style-name="style11">UIState </text:span><text:span text:style-name="style10">{</text:span></text:h>
      <text:h text:style-name="Default"><text:s text:c="1"/>22<text:s text:c="2"/><text:s text:c="4"/><text:span text:style-name="style5">int </text:span><text:span text:style-name="style11">mousex</text:span><text:span text:style-name="style10">;</text:span></text:h>
      <text:h text:style-name="Default"><text:s text:c="1"/>23<text:s text:c="2"/><text:s text:c="4"/><text:span text:style-name="style5">int </text:span><text:span text:style-name="style11">mousey</text:span><text:span text:style-name="style10">;</text:span></text:h>
      <text:h text:style-name="Default"><text:s text:c="1"/>24<text:s text:c="2"/><text:s text:c="4"/><text:span text:style-name="style5">int </text:span><text:span text:style-name="style11">mousedown</text:span><text:span text:style-name="style10">;</text:span></text:h>
      <text:h text:style-name="Default"><text:s text:c="1"/>25<text:s text:c="2"/></text:h>
      <text:h text:style-name="Default"><text:s text:c="1"/>26<text:s text:c="2"/><text:s text:c="4"/><text:span text:style-name="style5">int </text:span><text:span text:style-name="style11">hotitem</text:span><text:span text:style-name="style10">;</text:span></text:h>
      <text:h text:style-name="Default"><text:s text:c="1"/>27<text:s text:c="2"/><text:s text:c="4"/><text:span text:style-name="style5">int </text:span><text:span text:style-name="style11">activeitem</text:span><text:span text:style-name="style10">;</text:span></text:h>
      <text:h text:style-name="Default"><text:s text:c="1"/>28<text:s text:c="2"/></text:h>
      <text:h text:style-name="Default"><text:s text:c="1"/>29<text:s text:c="2"/><text:s text:c="4"/><text:span text:style-name="style5">int </text:span><text:span text:style-name="style11">kbditem</text:span><text:span text:style-name="style10">;</text:span></text:h>
      <text:h text:style-name="Default"><text:s text:c="1"/>30<text:s text:c="2"/><text:s text:c="4"/><text:span text:style-name="style5">int </text:span><text:span text:style-name="style11">keyentered</text:span><text:span text:style-name="style10">;</text:span></text:h>
      <text:h text:style-name="Default"><text:s text:c="1"/>31<text:s text:c="2"/><text:s text:c="4"/><text:span text:style-name="style5">int </text:span><text:span text:style-name="style11">keymod</text:span><text:span text:style-name="style10">;</text:span></text:h>
      <text:h text:style-name="Default"><text:s text:c="1"/>32<text:s text:c="2"/><text:s text:c="4"/><text:span text:style-name="style5">int </text:span><text:span text:style-name="style11">keychar</text:span><text:span text:style-name="style10">;</text:span></text:h>
      <text:h text:style-name="Default"><text:s text:c="1"/>33<text:s text:c="2"/></text:h>
      <text:h text:style-name="Default"><text:s text:c="1"/>34<text:s text:c="2"/><text:s text:c="4"/><text:span text:style-name="style5">int </text:span><text:span text:style-name="style11">lastwidget</text:span><text:span text:style-name="style10">;</text:span></text:h>
      <text:h text:style-name="Default"><text:s text:c="1"/>35<text:s text:c="2"/><text:span text:style-name="style10">}</text:span></text:h>
      <text:h text:style-name="Default"><text:s text:c="1"/>36<text:s text:c="2"/><text:span text:style-name="style11">uistate </text:span><text:span text:style-name="style10">= 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;</text:span></text:h>
      <text:h text:style-name="Default"><text:s text:c="1"/>37<text:s text:c="2"/></text:h>
      <text:h text:style-name="Default"><text:s text:c="1"/>38<text:s text:c="2"/><text:span text:style-name="style2">// Draw a single character.</text:span></text:h>
      <text:h text:style-name="Default"><text:s text:c="1"/>39<text:s text:c="2"/><text:span text:style-name="style2">// Characters are on top of each other in the font image, in ASCII order,</text:span></text:h>
      <text:h text:style-name="Default"><text:s text:c="1"/>40<text:s text:c="2"/><text:span text:style-name="style2">// so all this routine does is just set the coordinates for the character</text:span></text:h>
      <text:h text:style-name="Default"><text:s text:c="1"/>41<text:s text:c="2"/><text:span text:style-name="style2">// and use SDL to blit out.</text:span></text:h>
      <text:h text:style-name="Default"><text:s text:c="1"/>42<text:s text:c="2"/><text:span text:style-name="style5">void </text:span><text:span text:style-name="style11">drawchar</text:span><text:span text:style-name="style10">(</text:span><text:span text:style-name="style5">char </text:span><text:span text:style-name="style11">ch</text:span><text:span text:style-name="style10">, </text:span><text:span text:style-name="style5">int </text:span><text:span text:style-name="style11">x</text:span><text:span text:style-name="style10">, </text:span><text:span text:style-name="style5">int </text:span><text:span text:style-name="style11">y</text:span><text:span text:style-name="style10">)</text:span></text:h>
      <text:h text:style-name="Default"><text:s text:c="1"/>43<text:s text:c="2"/><text:span text:style-name="style10">{</text:span></text:h>
      <text:h text:style-name="Default"><text:s text:c="1"/>44<text:s text:c="2"/><text:s text:c="4"/><text:span text:style-name="style11">SDL_Rect src</text:span><text:span text:style-name="style10">, </text:span><text:span text:style-name="style11">dst</text:span><text:span text:style-name="style10">;</text:span></text:h>
      <text:h text:style-name="Default"><text:s text:c="1"/>45<text:s text:c="2"/><text:s text:c="4"/><text:span text:style-name="style11">src</text:span><text:span text:style-name="style10">.</text:span><text:span text:style-name="style11">w </text:span><text:span text:style-name="style10">= </text:span><text:span text:style-name="style4">14</text:span><text:span text:style-name="style10">;</text:span></text:h>
      <text:h text:style-name="Default"><text:s text:c="1"/>46<text:s text:c="2"/><text:s text:c="4"/><text:span text:style-name="style11">src</text:span><text:span text:style-name="style10">.</text:span><text:span text:style-name="style11">h </text:span><text:span text:style-name="style10">= </text:span><text:span text:style-name="style4">24</text:span><text:span text:style-name="style10">;</text:span></text:h>
      <text:h text:style-name="Default"><text:s text:c="1"/>47<text:s text:c="2"/><text:s text:c="4"/><text:span text:style-name="style11">src</text:span><text:span text:style-name="style10">.</text:span><text:span text:style-name="style11">x </text:span><text:span text:style-name="style10">= </text:span><text:span text:style-name="style4">0</text:span><text:span text:style-name="style10">;</text:span></text:h>
      <text:h text:style-name="Default"><text:s text:c="1"/>48<text:s text:c="2"/><text:s text:c="4"/><text:span text:style-name="style11">src</text:span><text:span text:style-name="style10">.</text:span><text:span text:style-name="style11">y </text:span><text:span text:style-name="style10">= (</text:span><text:span text:style-name="style11">ch </text:span><text:span text:style-name="style10">- </text:span><text:span text:style-name="style4">32</text:span><text:span text:style-name="style10">) * </text:span><text:span text:style-name="style4">24</text:span><text:span text:style-name="style10">;</text:span></text:h>
      <text:h text:style-name="Default"><text:s text:c="1"/>49<text:s text:c="2"/><text:s text:c="4"/><text:span text:style-name="style11">dst</text:span><text:span text:style-name="style10">.</text:span><text:span text:style-name="style11">w </text:span><text:span text:style-name="style10">= </text:span><text:span text:style-name="style4">14</text:span><text:span text:style-name="style10">;</text:span></text:h>
      <text:h text:style-name="Default"><text:s text:c="1"/>50<text:s text:c="2"/><text:s text:c="4"/><text:span text:style-name="style11">dst</text:span><text:span text:style-name="style10">.</text:span><text:span text:style-name="style11">h </text:span><text:span text:style-name="style10">= </text:span><text:span text:style-name="style4">24</text:span><text:span text:style-name="style10">;</text:span></text:h>
      <text:h text:style-name="Default"><text:s text:c="1"/>51<text:s text:c="2"/><text:s text:c="4"/><text:span text:style-name="style11">dst</text:span><text:span text:style-name="style10">.</text:span><text:span text:style-name="style11">x </text:span><text:span text:style-name="style10">= </text:span><text:span text:style-name="style11">x</text:span><text:span text:style-name="style10">;</text:span></text:h>
      <text:h text:style-name="Default"><text:s text:c="1"/>52<text:s text:c="2"/><text:s text:c="4"/><text:span text:style-name="style11">dst</text:span><text:span text:style-name="style10">.</text:span><text:span text:style-name="style11">y </text:span><text:span text:style-name="style10">= </text:span><text:span text:style-name="style11">y</text:span><text:span text:style-name="style10">;</text:span></text:h>
      <text:h text:style-name="Default"><text:s text:c="1"/>53<text:s text:c="2"/><text:s text:c="4"/><text:span text:style-name="style11">SDL_BlitSurface</text:span><text:span text:style-name="style10">(</text:span><text:span text:style-name="style11">gFont</text:span><text:span text:style-name="style10">, &amp;</text:span><text:span text:style-name="style11">src</text:span><text:span text:style-name="style10">, </text:span><text:span text:style-name="style11">gScreen</text:span><text:span text:style-name="style10">, &amp;</text:span><text:span text:style-name="style11">dst</text:span><text:span text:style-name="style10">);</text:span></text:h>
      <text:h text:style-name="Default"><text:s text:c="1"/>54<text:s text:c="2"/><text:span text:style-name="style10">}</text:span></text:h>
      <text:h text:style-name="Default"><text:s text:c="1"/>55<text:s text:c="2"/></text:h>
      <text:h text:style-name="Default"><text:s text:c="1"/>56<text:s text:c="2"/><text:span text:style-name="style2">// Draw the string. Characters are fixed width, so this is also</text:span></text:h>
      <text:h text:style-name="Default"><text:s text:c="1"/>57<text:s text:c="2"/><text:span text:style-name="style2">// deadly simple.</text:span></text:h>
      <text:h text:style-name="Default"><text:s text:c="1"/>58<text:s text:c="2"/><text:span text:style-name="style5">void </text:span><text:span text:style-name="style11">drawstring</text:span><text:span text:style-name="style10">(</text:span><text:span text:style-name="style5">char </text:span><text:span text:style-name="style10">* </text:span><text:span text:style-name="style11">string</text:span><text:span text:style-name="style10">, </text:span><text:span text:style-name="style5">int </text:span><text:span text:style-name="style11">x</text:span><text:span text:style-name="style10">, </text:span><text:span text:style-name="style5">int </text:span><text:span text:style-name="style11">y</text:span><text:span text:style-name="style10">)</text:span></text:h>
      <text:h text:style-name="Default"><text:s text:c="1"/>59<text:s text:c="2"/><text:span text:style-name="style10">{</text:span></text:h>
      <text:h text:style-name="Default"><text:s text:c="1"/>60<text:s text:c="2"/><text:s text:c="4"/><text:span text:style-name="style5">while </text:span><text:span text:style-name="style10">(*</text:span><text:span text:style-name="style11">string</text:span><text:span text:style-name="style10">) {</text:span></text:h>
      <text:h text:style-name="Default"><text:s text:c="1"/>61<text:s text:c="2"/><text:s text:c="8"/><text:span text:style-name="style11">drawchar</text:span><text:span text:style-name="style10">(*</text:span><text:span text:style-name="style11">string</text:span><text:span text:style-name="style10">,</text:span><text:span text:style-name="style11">x</text:span><text:span text:style-name="style10">,</text:span><text:span text:style-name="style11">y</text:span><text:span text:style-name="style10">);</text:span></text:h>
      <text:h text:style-name="Default"><text:s text:c="1"/>62<text:s text:c="2"/><text:s text:c="8"/><text:span text:style-name="style11">x </text:span><text:span text:style-name="style10">+= </text:span><text:span text:style-name="style4">14</text:span><text:span text:style-name="style10">;</text:span></text:h>
      <text:h text:style-name="Default"><text:s text:c="1"/>63<text:s text:c="2"/><text:s text:c="8"/><text:span text:style-name="style11">string</text:span><text:span text:style-name="style10">++;</text:span></text:h>
      <text:h text:style-name="Default"><text:s text:c="1"/>64<text:s text:c="2"/><text:s text:c="4"/><text:span text:style-name="style10">}</text:span></text:h>
      <text:h text:style-name="Default"><text:s text:c="1"/>65<text:s text:c="2"/><text:span text:style-name="style10">}</text:span></text:h>
      <text:h text:style-name="Default"><text:s text:c="1"/>66<text:s text:c="2"/></text:h>
      <text:h text:style-name="Default"><text:s text:c="1"/>67<text:s text:c="2"/></text:h>
      <text:h text:style-name="Default"><text:s text:c="1"/>68<text:s text:c="2"/><text:span text:style-name="style2">// Simplified interface to SDL's fillrect call</text:span></text:h>
      <text:h text:style-name="Default"><text:s text:c="1"/>69<text:s text:c="2"/><text:span text:style-name="style5">void </text:span><text:span text:style-name="style11">drawrect</text:span><text:span text:style-name="style10">(</text:span><text:span text:style-name="style5">int </text:span><text:span text:style-name="style11">x</text:span><text:span text:style-name="style10">, 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 </text:span><text:span text:style-name="style5">int </text:span><text:span text:style-name="style11">h</text:span><text:span text:style-name="style10">, </text:span><text:span text:style-name="style5">int </text:span><text:span text:style-name="style11">color</text:span><text:span text:style-name="style10">)</text:span></text:h>
      <text:h text:style-name="Default"><text:s text:c="1"/>70<text:s text:c="2"/><text:span text:style-name="style10">{</text:span></text:h>
      <text:h text:style-name="Default"><text:s text:c="1"/>71<text:s text:c="2"/><text:s text:c="4"/><text:span text:style-name="style11">SDL_Rect r</text:span><text:span text:style-name="style10">;</text:span></text:h>
      <text:h text:style-name="Default"><text:s text:c="1"/>72<text:s text:c="2"/><text:s text:c="4"/><text:span text:style-name="style11">r</text:span><text:span text:style-name="style10">.</text:span><text:span text:style-name="style11">x </text:span><text:span text:style-name="style10">= </text:span><text:span text:style-name="style11">x</text:span><text:span text:style-name="style10">;</text:span></text:h>
      <text:h text:style-name="Default"><text:s text:c="1"/>73<text:s text:c="2"/><text:s text:c="4"/><text:span text:style-name="style11">r</text:span><text:span text:style-name="style10">.</text:span><text:span text:style-name="style11">y </text:span><text:span text:style-name="style10">= </text:span><text:span text:style-name="style11">y</text:span><text:span text:style-name="style10">;</text:span></text:h>
      <text:h text:style-name="Default"><text:s text:c="1"/>74<text:s text:c="2"/><text:s text:c="4"/><text:span text:style-name="style11">r</text:span><text:span text:style-name="style10">.</text:span><text:span text:style-name="style11">w </text:span><text:span text:style-name="style10">= </text:span><text:span text:style-name="style11">w</text:span><text:span text:style-name="style10">;</text:span></text:h>
      <text:h text:style-name="Default"><text:s text:c="1"/>75<text:s text:c="2"/><text:s text:c="4"/><text:span text:style-name="style11">r</text:span><text:span text:style-name="style10">.</text:span><text:span text:style-name="style11">h </text:span><text:span text:style-name="style10">= </text:span><text:span text:style-name="style11">h</text:span><text:span text:style-name="style10">;</text:span></text:h>
      <text:h text:style-name="Default"><text:s text:c="1"/>76<text:s text:c="2"/><text:s text:c="4"/><text:span text:style-name="style11">SDL_FillRect</text:span><text:span text:style-name="style10">(</text:span><text:span text:style-name="style11">gScreen</text:span><text:span text:style-name="style10">, &amp;</text:span><text:span text:style-name="style11">r</text:span><text:span text:style-name="style10">, </text:span><text:span text:style-name="style11">color</text:span><text:span text:style-name="style10">);</text:span></text:h>
      <text:h text:style-name="Default"><text:s text:c="1"/>77<text:s text:c="2"/><text:span text:style-name="style10">}</text:span></text:h>
      <text:h text:style-name="Default"><text:s text:c="1"/>78<text:s text:c="2"/></text:h>
      <text:h text:style-name="Default"><text:s text:c="1"/>79<text:s text:c="2"/></text:h>
      <text:h text:style-name="Default"><text:s text:c="1"/>80<text:s text:c="2"/><text:span text:style-name="style2">// Check whether current mouse position is within a rectangle</text:span></text:h>
      <text:h text:style-name="Default"><text:s text:c="1"/>81<text:s text:c="2"/><text:span text:style-name="style5">int </text:span><text:span text:style-name="style11">regionhit</text:span><text:span text:style-name="style10">(</text:span><text:span text:style-name="style5">int </text:span><text:span text:style-name="style11">x</text:span><text:span text:style-name="style10">, 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 </text:span><text:span text:style-name="style5">int </text:span><text:span text:style-name="style11">h</text:span><text:span text:style-name="style10">)</text:span></text:h>
      <text:h text:style-name="Default"><text:s text:c="1"/>82<text:s text:c="2"/><text:span text:style-name="style10">{</text:span></text:h>
      <text:h text:style-name="Default"><text:s text:c="1"/>83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mousex </text:span><text:span text:style-name="style10">&lt; </text:span><text:span text:style-name="style11">x </text:span><text:span text:style-name="style10">||</text:span></text:h>
      <text:h text:style-name="Default"><text:s text:c="1"/>84<text:s text:c="2"/><text:s text:c="12"/><text:span text:style-name="style11">uistate</text:span><text:span text:style-name="style10">.</text:span><text:span text:style-name="style11">mousey </text:span><text:span text:style-name="style10">&lt; </text:span><text:span text:style-name="style11">y </text:span><text:span text:style-name="style10">||</text:span></text:h>
      <text:h text:style-name="Default"><text:s text:c="1"/>85<text:s text:c="2"/><text:s text:c="12"/><text:span text:style-name="style11">uistate</text:span><text:span text:style-name="style10">.</text:span><text:span text:style-name="style11">mousex </text:span><text:span text:style-name="style10">&gt;= </text:span><text:span text:style-name="style11">x </text:span><text:span text:style-name="style10">+ </text:span><text:span text:style-name="style11">w </text:span><text:span text:style-name="style10">||</text:span></text:h>
      <text:h text:style-name="Default"><text:s text:c="1"/>86<text:s text:c="2"/><text:s text:c="12"/><text:span text:style-name="style11">uistate</text:span><text:span text:style-name="style10">.</text:span><text:span text:style-name="style11">mousey </text:span><text:span text:style-name="style10">&gt;= </text:span><text:span text:style-name="style11">y </text:span><text:span text:style-name="style10">+ </text:span><text:span text:style-name="style11">h</text:span><text:span text:style-name="style10">)</text:span></text:h>
      <text:h text:style-name="Default"><text:s text:c="1"/>87<text:s text:c="2"/><text:s text:c="8"/><text:span text:style-name="style5">return </text:span><text:span text:style-name="style4">0</text:span><text:span text:style-name="style10">;</text:span></text:h>
      <text:h text:style-name="Default"><text:s text:c="1"/>88<text:s text:c="2"/><text:s text:c="4"/><text:span text:style-name="style5">return </text:span><text:span text:style-name="style4">1</text:span><text:span text:style-name="style10">;</text:span></text:h>
      <text:h text:style-name="Default"><text:s text:c="1"/>89<text:s text:c="2"/><text:span text:style-name="style10">}</text:span></text:h>
      <text:h text:style-name="Default"><text:s text:c="1"/>90<text:s text:c="2"/></text:h>
      <text:h text:style-name="Default"><text:s text:c="1"/>91<text:s text:c="2"/><text:span text:style-name="style2">// Simple button IMGUI widget</text:span></text:h>
      <text:h text:style-name="Default"><text:s text:c="1"/>92<text:s text:c="2"/><text:span text:style-name="style5">int </text:span><text:span text:style-name="style11">button</text:span><text:span text:style-name="style10">(</text:span><text:span text:style-name="style5">int </text:span><text:span text:style-name="style11">id</text:span><text:span text:style-name="style10">, </text:span><text:span text:style-name="style5">int </text:span><text:span text:style-name="style11">x</text:span><text:span text:style-name="style10">, </text:span><text:span text:style-name="style5">int </text:span><text:span text:style-name="style11">y</text:span><text:span text:style-name="style10">)</text:span></text:h>
      <text:h text:style-name="Default"><text:s text:c="1"/>93<text:s text:c="2"/><text:span text:style-name="style10">{</text:span></text:h>
      <text:h text:style-name="Default"><text:s text:c="1"/>94<text:s text:c="2"/><text:s text:c="4"/><text:span text:style-name="style2">// Check whether the button should be hot</text:span></text:h>
      <text:h text:style-name="Default"><text:s text:c="1"/>95<text:s text:c="2"/><text:s text:c="4"/><text:span text:style-name="style5">if </text:span><text:span text:style-name="style10">(</text:span><text:span text:style-name="style11">regionhit</text:span><text:span text:style-name="style10">(</text:span><text:span text:style-name="style11">x</text:span><text:span text:style-name="style10">, </text:span><text:span text:style-name="style11">y</text:span><text:span text:style-name="style10">, </text:span><text:span text:style-name="style4">64</text:span><text:span text:style-name="style10">, </text:span><text:span text:style-name="style4">48</text:span><text:span text:style-name="style10">)) {</text:span></text:h>
      <text:h text:style-name="Default"><text:s text:c="1"/>96<text:s text:c="2"/><text:s text:c="8"/><text:span text:style-name="style11">uistate</text:span><text:span text:style-name="style10">.</text:span><text:span text:style-name="style11">hotitem </text:span><text:span text:style-name="style10">= </text:span><text:span text:style-name="style11">id</text:span><text:span text:style-name="style10">;</text:span></text:h>
      <text:h text:style-name="Default"><text:s text:c="1"/>97<text:s text:c="2"/><text:s text:c="8"/><text:span text:style-name="style5">if </text:span><text:span text:style-name="style10">(</text:span><text:span text:style-name="style11">uistate</text:span><text:span text:style-name="style10">.</text:span><text:span text:style-name="style11">activeitem </text:span><text:span text:style-name="style10">== </text:span><text:span text:style-name="style4">0 </text:span><text:span text:style-name="style10">&amp;&amp; </text:span><text:span text:style-name="style11">uistate</text:span><text:span text:style-name="style10">.</text:span><text:span text:style-name="style11">mousedown</text:span><text:span text:style-name="style10">)</text:span></text:h>
      <text:h text:style-name="Default"><text:s text:c="1"/>98<text:s text:c="2"/><text:s text:c="12"/><text:span text:style-name="style11">uistate</text:span><text:span text:style-name="style10">.</text:span><text:span text:style-name="style11">activeitem </text:span><text:span text:style-name="style10">= </text:span><text:span text:style-name="style11">id</text:span><text:span text:style-name="style10">;</text:span></text:h>
      <text:h text:style-name="Default"><text:s text:c="1"/>99<text:s text:c="2"/><text:s text:c="4"/><text:span text:style-name="style10">}</text:span></text:h>
      <text:h text:style-name="Default">100<text:s text:c="2"/></text:h>
      <text:h text:style-name="Default">101<text:s text:c="2"/><text:s text:c="4"/><text:span text:style-name="style2">// If no widget has keyboard focus, take it</text:span></text:h>
      <text:h text:style-name="Default">102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4">0</text:span><text:span text:style-name="style10">)</text:span></text:h>
      <text:h text:style-name="Default">103<text:s text:c="2"/><text:s text:c="8"/><text:span text:style-name="style11">uistate</text:span><text:span text:style-name="style10">.</text:span><text:span text:style-name="style11">kbditem </text:span><text:span text:style-name="style10">= </text:span><text:span text:style-name="style11">id</text:span><text:span text:style-name="style10">;</text:span></text:h>
      <text:h text:style-name="Default">104<text:s text:c="2"/></text:h>
      <text:h text:style-name="Default">105<text:s text:c="2"/><text:s text:c="4"/><text:span text:style-name="style2">// If we have keyboard focus, show it</text:span></text:h>
      <text:h text:style-name="Default">106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11">id</text:span><text:span text:style-name="style10">)</text:span></text:h>
      <text:h text:style-name="Default">107<text:s text:c="2"/><text:s text:c="8"/><text:span text:style-name="style11">drawrect</text:span><text:span text:style-name="style10">(</text:span><text:span text:style-name="style11">x</text:span><text:span text:style-name="style10">-</text:span><text:span text:style-name="style4">6</text:span><text:span text:style-name="style10">, </text:span><text:span text:style-name="style11">y</text:span><text:span text:style-name="style10">-</text:span><text:span text:style-name="style4">6</text:span><text:span text:style-name="style10">, </text:span><text:span text:style-name="style4">84</text:span><text:span text:style-name="style10">, </text:span><text:span text:style-name="style4">68</text:span><text:span text:style-name="style10">, </text:span><text:span text:style-name="style4">0xff0000</text:span><text:span text:style-name="style10">);</text:span></text:h>
      <text:h text:style-name="Default">108<text:s text:c="2"/></text:h>
      <text:h text:style-name="Default">109<text:s text:c="2"/><text:s text:c="4"/><text:span text:style-name="style2">// Render button</text:span></text:h>
      <text:h text:style-name="Default">110<text:s text:c="2"/><text:s text:c="4"/><text:span text:style-name="style11">drawrect</text:span><text:span text:style-name="style10">(</text:span><text:span text:style-name="style11">x</text:span><text:span text:style-name="style10">+</text:span><text:span text:style-name="style4">8</text:span><text:span text:style-name="style10">, </text:span><text:span text:style-name="style11">y</text:span><text:span text:style-name="style10">+</text:span><text:span text:style-name="style4">8</text:span>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</text:span><text:span text:style-name="style10">);</text:span></text:h>
      <text:h text:style-name="Default">111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hotitem </text:span><text:span text:style-name="style10">== </text:span><text:span text:style-name="style11">id</text:span><text:span text:style-name="style10">) {</text:span></text:h>
      <text:h text:style-name="Default">112<text:s text:c="2"/><text:s text:c="8"/><text:span text:style-name="style5">if </text:span><text:span text:style-name="style10">(</text:span><text:span text:style-name="style11">uistate</text:span><text:span text:style-name="style10">.</text:span><text:span text:style-name="style11">activeitem </text:span><text:span text:style-name="style10">== </text:span><text:span text:style-name="style11">id</text:span><text:span text:style-name="style10">) {</text:span></text:h>
      <text:h text:style-name="Default">113<text:s text:c="2"/><text:s text:c="12"/><text:span text:style-name="style2">// Button is both 'hot' and 'active'</text:span></text:h>
      <text:h text:style-name="Default">114<text:s text:c="2"/><text:s text:c="12"/><text:span text:style-name="style11">drawrect</text:span><text:span text:style-name="style10">(</text:span><text:span text:style-name="style11">x</text:span><text:span text:style-name="style10">+</text:span><text:span text:style-name="style4">2</text:span><text:span text:style-name="style10">, </text:span><text:span text:style-name="style11">y</text:span><text:span text:style-name="style10">+</text:span><text:span text:style-name="style4">2</text:span>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xffffff</text:span><text:span text:style-name="style10">);</text:span></text:h>
      <text:h text:style-name="Default">115<text:s text:c="2"/><text:s text:c="8"/><text:span text:style-name="style10">} </text:span><text:span text:style-name="style5">else </text:span><text:span text:style-name="style10">{</text:span></text:h>
      <text:h text:style-name="Default">116<text:s text:c="2"/><text:s text:c="12"/><text:span text:style-name="style2">// Button is merely 'hot'</text:span></text:h>
      <text:h text:style-name="Default">117<text:s text:c="2"/><text:s text:c="12"/><text:span text:style-name="style11">drawrect</text:span><text:span text:style-name="style10">(</text:span><text:span text:style-name="style11">x</text:span><text:span text:style-name="style10">, </text:span><text:span text:style-name="style11">y</text:span>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xffffff</text:span><text:span text:style-name="style10">);</text:span></text:h>
      <text:h text:style-name="Default">118<text:s text:c="2"/><text:s text:c="8"/><text:span text:style-name="style10">}</text:span></text:h>
      <text:h text:style-name="Default">119<text:s text:c="2"/><text:s text:c="4"/><text:span text:style-name="style10">} </text:span><text:span text:style-name="style5">else </text:span><text:span text:style-name="style10">{</text:span></text:h>
      <text:h text:style-name="Default">120<text:s text:c="2"/><text:s text:c="8"/><text:span text:style-name="style2">// button is not hot, but it may be active</text:span></text:h>
      <text:h text:style-name="Default">121<text:s text:c="2"/><text:s text:c="8"/><text:span text:style-name="style11">drawrect</text:span><text:span text:style-name="style10">(</text:span><text:span text:style-name="style11">x</text:span><text:span text:style-name="style10">, </text:span><text:span text:style-name="style11">y</text:span>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xaaaaaa</text:span><text:span text:style-name="style10">);</text:span></text:h>
      <text:h text:style-name="Default">122<text:s text:c="2"/><text:s text:c="4"/><text:span text:style-name="style10">}</text:span></text:h>
      <text:h text:style-name="Default">123<text:s text:c="2"/></text:h>
      <text:h text:style-name="Default">124<text:s text:c="2"/><text:s text:c="4"/><text:span text:style-name="style2">// If we have keyboard focus, we'll need to process the keys</text:span></text:h>
      <text:h text:style-name="Default">125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11">id</text:span><text:span text:style-name="style10">) {</text:span></text:h>
      <text:h text:style-name="Default">126<text:s text:c="2"/><text:s text:c="8"/><text:span text:style-name="style5">switch </text:span><text:span text:style-name="style10">(</text:span><text:span text:style-name="style11">uistate</text:span><text:span text:style-name="style10">.</text:span><text:span text:style-name="style11">keyentered</text:span><text:span text:style-name="style10">) {</text:span></text:h>
      <text:h text:style-name="Default">127<text:s text:c="2"/><text:s text:c="8"/><text:span text:style-name="style5">case </text:span><text:span text:style-name="style11">SDLK_TAB</text:span><text:span text:style-name="style10">:</text:span></text:h>
      <text:h text:style-name="Default">128<text:s text:c="2"/><text:s text:c="12"/><text:span text:style-name="style2">// If tab is pressed, lose keyboard focus.</text:span></text:h>
      <text:h text:style-name="Default">129<text:s text:c="2"/><text:s text:c="12"/><text:span text:style-name="style2">// Next widget will grab the focus.</text:span></text:h>
      <text:h text:style-name="Default">130<text:s text:c="2"/><text:s text:c="12"/><text:span text:style-name="style11">uistate</text:span><text:span text:style-name="style10">.</text:span><text:span text:style-name="style11">kbditem </text:span><text:span text:style-name="style10">= </text:span><text:span text:style-name="style4">0</text:span><text:span text:style-name="style10">;</text:span></text:h>
      <text:h text:style-name="Default">131<text:s text:c="2"/><text:s text:c="12"/><text:span text:style-name="style2">// If shift was also pressed, we want to move focus</text:span></text:h>
      <text:h text:style-name="Default">132<text:s text:c="2"/><text:s text:c="12"/><text:span text:style-name="style2">// to the previous widget instead.</text:span></text:h>
      <text:h text:style-name="Default">133<text:s text:c="2"/><text:s text:c="12"/><text:span text:style-name="style5">if </text:span><text:span text:style-name="style10">(</text:span><text:span text:style-name="style11">uistate</text:span><text:span text:style-name="style10">.</text:span><text:span text:style-name="style11">keymod </text:span><text:span text:style-name="style10">&amp; </text:span><text:span text:style-name="style11">KMOD_SHIFT</text:span><text:span text:style-name="style10">)</text:span></text:h>
      <text:h text:style-name="Default">134<text:s text:c="2"/><text:s text:c="16"/><text:span text:style-name="style11">uistate</text:span><text:span text:style-name="style10">.</text:span><text:span text:style-name="style11">kbditem </text:span><text:span text:style-name="style10">= </text:span><text:span text:style-name="style11">uistate</text:span><text:span text:style-name="style10">.</text:span><text:span text:style-name="style11">lastwidget</text:span><text:span text:style-name="style10">;</text:span></text:h>
      <text:h text:style-name="Default">135<text:s text:c="2"/><text:s text:c="12"/><text:span text:style-name="style2">// Also clear the key so that next widget</text:span></text:h>
      <text:h text:style-name="Default">136<text:s text:c="2"/><text:s text:c="12"/><text:span text:style-name="style2">// won't process it</text:span></text:h>
      <text:h text:style-name="Default">137<text:s text:c="2"/><text:s text:c="12"/><text:span text:style-name="style11">uistate</text:span><text:span text:style-name="style10">.</text:span><text:span text:style-name="style11">keyentered </text:span><text:span text:style-name="style10">= </text:span><text:span text:style-name="style4">0</text:span><text:span text:style-name="style10">;</text:span></text:h>
      <text:h text:style-name="Default">138<text:s text:c="2"/><text:s text:c="12"/><text:span text:style-name="style5">break</text:span><text:span text:style-name="style10">;</text:span></text:h>
      <text:h text:style-name="Default">139<text:s text:c="2"/><text:s text:c="8"/><text:span text:style-name="style5">case </text:span><text:span text:style-name="style11">SDLK_RETURN</text:span><text:span text:style-name="style10">:</text:span></text:h>
      <text:h text:style-name="Default">140<text:s text:c="2"/><text:s text:c="12"/><text:span text:style-name="style2">// Had keyboard focus, received return,</text:span></text:h>
      <text:h text:style-name="Default">141<text:s text:c="2"/><text:s text:c="12"/><text:span text:style-name="style2">// so we'll act as if we were clicked.</text:span></text:h>
      <text:h text:style-name="Default">142<text:s text:c="2"/><text:s text:c="12"/><text:span text:style-name="style5">return </text:span><text:span text:style-name="style4">1</text:span><text:span text:style-name="style10">;</text:span></text:h>
      <text:h text:style-name="Default">143<text:s text:c="2"/><text:s text:c="8"/><text:span text:style-name="style10">}</text:span></text:h>
      <text:h text:style-name="Default">144<text:s text:c="2"/><text:s text:c="4"/><text:span text:style-name="style10">}</text:span></text:h>
      <text:h text:style-name="Default">145<text:s text:c="2"/></text:h>
      <text:h text:style-name="Default">146<text:s text:c="2"/><text:s text:c="4"/><text:span text:style-name="style11">uistate</text:span><text:span text:style-name="style10">.</text:span><text:span text:style-name="style11">lastwidget </text:span><text:span text:style-name="style10">= </text:span><text:span text:style-name="style11">id</text:span><text:span text:style-name="style10">;</text:span></text:h>
      <text:h text:style-name="Default">147<text:s text:c="2"/></text:h>
      <text:h text:style-name="Default">148<text:s text:c="2"/><text:s text:c="4"/><text:span text:style-name="style2">// If button is hot and active, but mouse button is not</text:span></text:h>
      <text:h text:style-name="Default">149<text:s text:c="2"/><text:s text:c="4"/><text:span text:style-name="style2">// down, the user must have clicked the button.</text:span></text:h>
      <text:h text:style-name="Default">150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mousedown </text:span><text:span text:style-name="style10">== </text:span><text:span text:style-name="style4">0 </text:span><text:span text:style-name="style10">&amp;&amp;</text:span></text:h>
      <text:h text:style-name="Default">151<text:s text:c="2"/><text:s text:c="12"/><text:span text:style-name="style11">uistate</text:span><text:span text:style-name="style10">.</text:span><text:span text:style-name="style11">hotitem </text:span><text:span text:style-name="style10">== </text:span><text:span text:style-name="style11">id </text:span><text:span text:style-name="style10">&amp;&amp;</text:span></text:h>
      <text:h text:style-name="Default">152<text:s text:c="2"/><text:s text:c="12"/><text:span text:style-name="style11">uistate</text:span><text:span text:style-name="style10">.</text:span><text:span text:style-name="style11">activeitem </text:span><text:span text:style-name="style10">== </text:span><text:span text:style-name="style11">id</text:span><text:span text:style-name="style10">)</text:span></text:h>
      <text:h text:style-name="Default">153<text:s text:c="2"/><text:s text:c="8"/><text:span text:style-name="style5">return </text:span><text:span text:style-name="style4">1</text:span><text:span text:style-name="style10">;</text:span></text:h>
      <text:h text:style-name="Default">154<text:s text:c="2"/></text:h>
      <text:h text:style-name="Default">155<text:s text:c="2"/><text:s text:c="4"/><text:span text:style-name="style2">// Otherwise, no clicky.</text:span></text:h>
      <text:h text:style-name="Default">156<text:s text:c="2"/><text:s text:c="4"/><text:span text:style-name="style5">return </text:span><text:span text:style-name="style4">0</text:span><text:span text:style-name="style10">;</text:span></text:h>
      <text:h text:style-name="Default">157<text:s text:c="2"/><text:span text:style-name="style10">}</text:span></text:h>
      <text:h text:style-name="Default">158<text:s text:c="2"/></text:h>
      <text:h text:style-name="Default">159<text:s text:c="2"/><text:span text:style-name="style2">// Simple scroll bar IMGUI widget</text:span></text:h>
      <text:h text:style-name="Default">160<text:s text:c="2"/><text:span text:style-name="style5">int </text:span><text:span text:style-name="style11">slider</text:span><text:span text:style-name="style10">(</text:span><text:span text:style-name="style5">int </text:span><text:span text:style-name="style11">id</text:span><text:span text:style-name="style10">, </text:span><text:span text:style-name="style5">int </text:span><text:span text:style-name="style11">x</text:span><text:span text:style-name="style10">, </text:span><text:span text:style-name="style5">int </text:span><text:span text:style-name="style11">y</text:span><text:span text:style-name="style10">, </text:span><text:span text:style-name="style5">int </text:span><text:span text:style-name="style11">max</text:span><text:span text:style-name="style10">, </text:span><text:span text:style-name="style5">int </text:span><text:span text:style-name="style10">&amp;</text:span><text:span text:style-name="style11">value</text:span><text:span text:style-name="style10">)</text:span></text:h>
      <text:h text:style-name="Default">161<text:s text:c="2"/><text:span text:style-name="style10">{</text:span></text:h>
      <text:h text:style-name="Default">162<text:s text:c="2"/><text:s text:c="4"/><text:span text:style-name="style2">// Calculate mouse cursor's relative y offset</text:span></text:h>
      <text:h text:style-name="Default">163<text:s text:c="2"/><text:s text:c="4"/><text:span text:style-name="style5">int </text:span><text:span text:style-name="style11">ypos </text:span><text:span text:style-name="style10">= ((</text:span><text:span text:style-name="style4">256 </text:span><text:span text:style-name="style10">- </text:span><text:span text:style-name="style4">16</text:span><text:span text:style-name="style10">) * </text:span><text:span text:style-name="style11">value</text:span><text:span text:style-name="style10">) / </text:span><text:span text:style-name="style11">max</text:span><text:span text:style-name="style10">;</text:span></text:h>
      <text:h text:style-name="Default">164<text:s text:c="2"/></text:h>
      <text:h text:style-name="Default">165<text:s text:c="2"/><text:s text:c="4"/><text:span text:style-name="style2">// Check for hotness</text:span></text:h>
      <text:h text:style-name="Default">166<text:s text:c="2"/><text:s text:c="4"/><text:span text:style-name="style5">if </text:span><text:span text:style-name="style10">(</text:span><text:span text:style-name="style11">regionhit</text:span><text:span text:style-name="style10">(</text:span><text:span text:style-name="style11">x</text:span><text:span text:style-name="style10">+</text:span><text:span text:style-name="style4">8</text:span><text:span text:style-name="style10">, </text:span><text:span text:style-name="style11">y</text:span><text:span text:style-name="style10">+</text:span><text:span text:style-name="style4">8</text:span><text:span text:style-name="style10">, </text:span><text:span text:style-name="style4">16</text:span><text:span text:style-name="style10">, </text:span><text:span text:style-name="style4">255</text:span><text:span text:style-name="style10">)) {</text:span></text:h>
      <text:h text:style-name="Default">167<text:s text:c="2"/><text:s text:c="8"/><text:span text:style-name="style11">uistate</text:span><text:span text:style-name="style10">.</text:span><text:span text:style-name="style11">hotitem </text:span><text:span text:style-name="style10">= </text:span><text:span text:style-name="style11">id</text:span><text:span text:style-name="style10">;</text:span></text:h>
      <text:h text:style-name="Default">168<text:s text:c="2"/><text:s text:c="8"/><text:span text:style-name="style5">if </text:span><text:span text:style-name="style10">(</text:span><text:span text:style-name="style11">uistate</text:span><text:span text:style-name="style10">.</text:span><text:span text:style-name="style11">activeitem </text:span><text:span text:style-name="style10">== </text:span><text:span text:style-name="style4">0 </text:span><text:span text:style-name="style10">&amp;&amp; </text:span><text:span text:style-name="style11">uistate</text:span><text:span text:style-name="style10">.</text:span><text:span text:style-name="style11">mousedown</text:span><text:span text:style-name="style10">)</text:span></text:h>
      <text:h text:style-name="Default">169<text:s text:c="2"/><text:s text:c="12"/><text:span text:style-name="style11">uistate</text:span><text:span text:style-name="style10">.</text:span><text:span text:style-name="style11">activeitem </text:span><text:span text:style-name="style10">= </text:span><text:span text:style-name="style11">id</text:span><text:span text:style-name="style10">;</text:span></text:h>
      <text:h text:style-name="Default">170<text:s text:c="2"/><text:s text:c="4"/><text:span text:style-name="style10">}</text:span></text:h>
      <text:h text:style-name="Default">171<text:s text:c="2"/></text:h>
      <text:h text:style-name="Default">172<text:s text:c="2"/><text:s text:c="4"/><text:span text:style-name="style2">// If no widget has keyboard focus, take it</text:span></text:h>
      <text:h text:style-name="Default">173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4">0</text:span><text:span text:style-name="style10">)</text:span></text:h>
      <text:h text:style-name="Default">174<text:s text:c="2"/><text:s text:c="8"/><text:span text:style-name="style11">uistate</text:span><text:span text:style-name="style10">.</text:span><text:span text:style-name="style11">kbditem </text:span><text:span text:style-name="style10">= </text:span><text:span text:style-name="style11">id</text:span><text:span text:style-name="style10">;</text:span></text:h>
      <text:h text:style-name="Default">175<text:s text:c="2"/></text:h>
      <text:h text:style-name="Default">176<text:s text:c="2"/><text:s text:c="4"/><text:span text:style-name="style2">// If we have keyboard focus, show it</text:span></text:h>
      <text:h text:style-name="Default">177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11">id</text:span><text:span text:style-name="style10">)</text:span></text:h>
      <text:h text:style-name="Default">178<text:s text:c="2"/><text:s text:c="8"/><text:span text:style-name="style11">drawrect</text:span><text:span text:style-name="style10">(</text:span><text:span text:style-name="style11">x</text:span><text:span text:style-name="style10">-</text:span><text:span text:style-name="style4">4</text:span><text:span text:style-name="style10">, </text:span><text:span text:style-name="style11">y</text:span><text:span text:style-name="style10">-</text:span><text:span text:style-name="style4">4</text:span><text:span text:style-name="style10">, </text:span><text:span text:style-name="style4">40</text:span><text:span text:style-name="style10">, </text:span><text:span text:style-name="style4">280</text:span><text:span text:style-name="style10">, </text:span><text:span text:style-name="style4">0xff0000</text:span><text:span text:style-name="style10">);</text:span></text:h>
      <text:h text:style-name="Default">179<text:s text:c="2"/></text:h>
      <text:h text:style-name="Default">180<text:s text:c="2"/><text:s text:c="4"/><text:span text:style-name="style2">// Render the scrollbar</text:span></text:h>
      <text:h text:style-name="Default">181<text:s text:c="2"/><text:s text:c="4"/><text:span text:style-name="style11">drawrect</text:span><text:span text:style-name="style10">(</text:span><text:span text:style-name="style11">x</text:span><text:span text:style-name="style10">, </text:span><text:span text:style-name="style11">y</text:span><text:span text:style-name="style10">, </text:span><text:span text:style-name="style4">32</text:span><text:span text:style-name="style10">, </text:span><text:span text:style-name="style4">256</text:span><text:span text:style-name="style10">+</text:span><text:span text:style-name="style4">16</text:span><text:span text:style-name="style10">, </text:span><text:span text:style-name="style4">0x777777</text:span><text:span text:style-name="style10">);</text:span></text:h>
      <text:h text:style-name="Default">182<text:s text:c="2"/></text:h>
      <text:h text:style-name="Default">183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activeitem </text:span><text:span text:style-name="style10">== </text:span><text:span text:style-name="style11">id </text:span><text:span text:style-name="style10">|| </text:span><text:span text:style-name="style11">uistate</text:span><text:span text:style-name="style10">.</text:span><text:span text:style-name="style11">hotitem </text:span><text:span text:style-name="style10">== </text:span><text:span text:style-name="style11">id</text:span><text:span text:style-name="style10">) {</text:span></text:h>
      <text:h text:style-name="Default">184<text:s text:c="2"/><text:s text:c="8"/><text:span text:style-name="style11">drawrect</text:span><text:span text:style-name="style10">(</text:span><text:span text:style-name="style11">x</text:span><text:span text:style-name="style10">+</text:span><text:span text:style-name="style4">8</text:span><text:span text:style-name="style10">, </text:span><text:span text:style-name="style11">y</text:span><text:span text:style-name="style10">+</text:span><text:span text:style-name="style4">8 </text:span><text:span text:style-name="style10">+ </text:span><text:span text:style-name="style11">ypos</text:span><text:span text:style-name="style10">, </text:span><text:span text:style-name="style4">16</text:span><text:span text:style-name="style10">, </text:span><text:span text:style-name="style4">16</text:span><text:span text:style-name="style10">, </text:span><text:span text:style-name="style4">0xffffff</text:span><text:span text:style-name="style10">);</text:span></text:h>
      <text:h text:style-name="Default">185<text:s text:c="2"/><text:s text:c="4"/><text:span text:style-name="style10">} </text:span><text:span text:style-name="style5">else </text:span><text:span text:style-name="style10">{</text:span></text:h>
      <text:h text:style-name="Default">186<text:s text:c="2"/><text:s text:c="8"/><text:span text:style-name="style11">drawrect</text:span><text:span text:style-name="style10">(</text:span><text:span text:style-name="style11">x</text:span><text:span text:style-name="style10">+</text:span><text:span text:style-name="style4">8</text:span><text:span text:style-name="style10">, </text:span><text:span text:style-name="style11">y</text:span><text:span text:style-name="style10">+</text:span><text:span text:style-name="style4">8 </text:span><text:span text:style-name="style10">+ </text:span><text:span text:style-name="style11">ypos</text:span><text:span text:style-name="style10">, </text:span><text:span text:style-name="style4">16</text:span><text:span text:style-name="style10">, </text:span><text:span text:style-name="style4">16</text:span><text:span text:style-name="style10">, </text:span><text:span text:style-name="style4">0xaaaaaa</text:span><text:span text:style-name="style10">);</text:span></text:h>
      <text:h text:style-name="Default">187<text:s text:c="2"/><text:s text:c="4"/><text:span text:style-name="style10">}</text:span></text:h>
      <text:h text:style-name="Default">188<text:s text:c="2"/></text:h>
      <text:h text:style-name="Default">189<text:s text:c="2"/><text:s text:c="4"/><text:span text:style-name="style2">// If we have keyboard focus, we'll need to process the keys</text:span></text:h>
      <text:h text:style-name="Default">190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11">id</text:span><text:span text:style-name="style10">) {</text:span></text:h>
      <text:h text:style-name="Default">191<text:s text:c="2"/><text:s text:c="8"/><text:span text:style-name="style5">switch </text:span><text:span text:style-name="style10">(</text:span><text:span text:style-name="style11">uistate</text:span><text:span text:style-name="style10">.</text:span><text:span text:style-name="style11">keyentered</text:span><text:span text:style-name="style10">) {</text:span></text:h>
      <text:h text:style-name="Default">192<text:s text:c="2"/><text:s text:c="8"/><text:span text:style-name="style5">case </text:span><text:span text:style-name="style11">SDLK_TAB</text:span><text:span text:style-name="style10">:</text:span></text:h>
      <text:h text:style-name="Default">193<text:s text:c="2"/><text:s text:c="12"/><text:span text:style-name="style2">// If tab is pressed, lose keyboard focus.</text:span></text:h>
      <text:h text:style-name="Default">194<text:s text:c="2"/><text:s text:c="12"/><text:span text:style-name="style2">// Next widget will grab the focus.</text:span></text:h>
      <text:h text:style-name="Default">195<text:s text:c="2"/><text:s text:c="12"/><text:span text:style-name="style11">uistate</text:span><text:span text:style-name="style10">.</text:span><text:span text:style-name="style11">kbditem </text:span><text:span text:style-name="style10">= </text:span><text:span text:style-name="style4">0</text:span><text:span text:style-name="style10">;</text:span></text:h>
      <text:h text:style-name="Default">196<text:s text:c="2"/><text:s text:c="12"/><text:span text:style-name="style2">// If shift was also pressed, we want to move focus</text:span></text:h>
      <text:h text:style-name="Default">197<text:s text:c="2"/><text:s text:c="12"/><text:span text:style-name="style2">// to the previous widget instead.</text:span></text:h>
      <text:h text:style-name="Default">198<text:s text:c="2"/><text:s text:c="12"/><text:span text:style-name="style5">if </text:span><text:span text:style-name="style10">(</text:span><text:span text:style-name="style11">uistate</text:span><text:span text:style-name="style10">.</text:span><text:span text:style-name="style11">keymod </text:span><text:span text:style-name="style10">&amp; </text:span><text:span text:style-name="style11">KMOD_SHIFT</text:span><text:span text:style-name="style10">)</text:span></text:h>
      <text:h text:style-name="Default">199<text:s text:c="2"/><text:s text:c="16"/><text:span text:style-name="style11">uistate</text:span><text:span text:style-name="style10">.</text:span><text:span text:style-name="style11">kbditem </text:span><text:span text:style-name="style10">= </text:span><text:span text:style-name="style11">uistate</text:span><text:span text:style-name="style10">.</text:span><text:span text:style-name="style11">lastwidget</text:span><text:span text:style-name="style10">;</text:span></text:h>
      <text:h text:style-name="Default">200<text:s text:c="2"/><text:s text:c="12"/><text:span text:style-name="style2">// Also clear the key so that next widget</text:span></text:h>
      <text:h text:style-name="Default">201<text:s text:c="2"/><text:s text:c="12"/><text:span text:style-name="style2">// won't process it</text:span></text:h>
      <text:h text:style-name="Default">202<text:s text:c="2"/><text:s text:c="12"/><text:span text:style-name="style11">uistate</text:span><text:span text:style-name="style10">.</text:span><text:span text:style-name="style11">keyentered </text:span><text:span text:style-name="style10">= </text:span><text:span text:style-name="style4">0</text:span><text:span text:style-name="style10">;</text:span></text:h>
      <text:h text:style-name="Default">203<text:s text:c="2"/><text:s text:c="12"/><text:span text:style-name="style5">break</text:span><text:span text:style-name="style10">;</text:span></text:h>
      <text:h text:style-name="Default">204<text:s text:c="2"/><text:s text:c="8"/><text:span text:style-name="style5">case </text:span><text:span text:style-name="style11">SDLK_UP</text:span><text:span text:style-name="style10">:</text:span></text:h>
      <text:h text:style-name="Default">205<text:s text:c="2"/><text:s text:c="12"/><text:span text:style-name="style2">// Slide slider up (if not at zero)</text:span></text:h>
      <text:h text:style-name="Default">206<text:s text:c="2"/><text:s text:c="12"/><text:span text:style-name="style5">if </text:span><text:span text:style-name="style10">(</text:span><text:span text:style-name="style11">value </text:span><text:span text:style-name="style10">&gt; </text:span><text:span text:style-name="style4">0</text:span><text:span text:style-name="style10">) {</text:span></text:h>
      <text:h text:style-name="Default">207<text:s text:c="2"/><text:s text:c="16"/><text:span text:style-name="style11">value</text:span><text:span text:style-name="style10">--;</text:span></text:h>
      <text:h text:style-name="Default">208<text:s text:c="2"/><text:s text:c="16"/><text:span text:style-name="style5">return </text:span><text:span text:style-name="style4">1</text:span><text:span text:style-name="style10">;</text:span></text:h>
      <text:h text:style-name="Default">209<text:s text:c="2"/><text:s text:c="12"/><text:span text:style-name="style10">}</text:span></text:h>
      <text:h text:style-name="Default">210<text:s text:c="2"/><text:s text:c="12"/><text:span text:style-name="style5">break</text:span><text:span text:style-name="style10">;</text:span></text:h>
      <text:h text:style-name="Default">211<text:s text:c="2"/><text:s text:c="8"/><text:span text:style-name="style5">case </text:span><text:span text:style-name="style11">SDLK_DOWN</text:span><text:span text:style-name="style10">:</text:span></text:h>
      <text:h text:style-name="Default">212<text:s text:c="2"/><text:s text:c="12"/><text:span text:style-name="style2">// Slide slider down (if not at max)</text:span></text:h>
      <text:h text:style-name="Default">213<text:s text:c="2"/><text:s text:c="12"/><text:span text:style-name="style5">if </text:span><text:span text:style-name="style10">(</text:span><text:span text:style-name="style11">value </text:span><text:span text:style-name="style10">&lt; </text:span><text:span text:style-name="style11">max</text:span><text:span text:style-name="style10">) {</text:span></text:h>
      <text:h text:style-name="Default">214<text:s text:c="2"/><text:s text:c="16"/><text:span text:style-name="style11">value</text:span><text:span text:style-name="style10">++;</text:span></text:h>
      <text:h text:style-name="Default">215<text:s text:c="2"/><text:s text:c="16"/><text:span text:style-name="style5">return </text:span><text:span text:style-name="style4">1</text:span><text:span text:style-name="style10">;</text:span></text:h>
      <text:h text:style-name="Default">216<text:s text:c="2"/><text:s text:c="12"/><text:span text:style-name="style10">}</text:span></text:h>
      <text:h text:style-name="Default">217<text:s text:c="2"/><text:s text:c="12"/><text:span text:style-name="style5">break</text:span><text:span text:style-name="style10">;</text:span></text:h>
      <text:h text:style-name="Default">218<text:s text:c="2"/><text:s text:c="8"/><text:span text:style-name="style10">}</text:span></text:h>
      <text:h text:style-name="Default">219<text:s text:c="2"/><text:s text:c="4"/><text:span text:style-name="style10">}</text:span></text:h>
      <text:h text:style-name="Default">220<text:s text:c="2"/></text:h>
      <text:h text:style-name="Default">221<text:s text:c="2"/><text:s text:c="4"/><text:span text:style-name="style11">uistate</text:span><text:span text:style-name="style10">.</text:span><text:span text:style-name="style11">lastwidget </text:span><text:span text:style-name="style10">= </text:span><text:span text:style-name="style11">id</text:span><text:span text:style-name="style10">;</text:span></text:h>
      <text:h text:style-name="Default">222<text:s text:c="2"/></text:h>
      <text:h text:style-name="Default">223<text:s text:c="2"/><text:s text:c="4"/><text:span text:style-name="style2">// Update widget value</text:span></text:h>
      <text:h text:style-name="Default">224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activeitem </text:span><text:span text:style-name="style10">== </text:span><text:span text:style-name="style11">id</text:span><text:span text:style-name="style10">) {</text:span></text:h>
      <text:h text:style-name="Default">225<text:s text:c="2"/><text:s text:c="8"/><text:span text:style-name="style5">int </text:span><text:span text:style-name="style11">mousepos </text:span><text:span text:style-name="style10">= </text:span><text:span text:style-name="style11">uistate</text:span><text:span text:style-name="style10">.</text:span><text:span text:style-name="style11">mousey </text:span><text:span text:style-name="style10">- (</text:span><text:span text:style-name="style11">y </text:span><text:span text:style-name="style10">+ </text:span><text:span text:style-name="style4">8</text:span><text:span text:style-name="style10">);</text:span></text:h>
      <text:h text:style-name="Default">226<text:s text:c="2"/><text:s text:c="8"/><text:span text:style-name="style5">if </text:span><text:span text:style-name="style10">(</text:span><text:span text:style-name="style11">mousepos </text:span><text:span text:style-name="style10">&lt; </text:span><text:span text:style-name="style4">0</text:span><text:span text:style-name="style10">) </text:span><text:span text:style-name="style11">mousepos </text:span><text:span text:style-name="style10">= </text:span><text:span text:style-name="style4">0</text:span><text:span text:style-name="style10">;</text:span></text:h>
      <text:h text:style-name="Default">227<text:s text:c="2"/><text:s text:c="8"/><text:span text:style-name="style5">if </text:span><text:span text:style-name="style10">(</text:span><text:span text:style-name="style11">mousepos </text:span><text:span text:style-name="style10">&gt; </text:span><text:span text:style-name="style4">255</text:span><text:span text:style-name="style10">) </text:span><text:span text:style-name="style11">mousepos </text:span><text:span text:style-name="style10">= </text:span><text:span text:style-name="style4">255</text:span><text:span text:style-name="style10">;</text:span></text:h>
      <text:h text:style-name="Default">228<text:s text:c="2"/><text:s text:c="8"/><text:span text:style-name="style5">int </text:span><text:span text:style-name="style11">v </text:span><text:span text:style-name="style10">= (</text:span><text:span text:style-name="style11">mousepos </text:span><text:span text:style-name="style10">* </text:span><text:span text:style-name="style11">max</text:span><text:span text:style-name="style10">) / </text:span><text:span text:style-name="style4">255</text:span><text:span text:style-name="style10">;</text:span></text:h>
      <text:h text:style-name="Default">229<text:s text:c="2"/><text:s text:c="8"/><text:span text:style-name="style5">if </text:span><text:span text:style-name="style10">(</text:span><text:span text:style-name="style11">v </text:span><text:span text:style-name="style10">!= </text:span><text:span text:style-name="style11">value</text:span><text:span text:style-name="style10">) {</text:span></text:h>
      <text:h text:style-name="Default">230<text:s text:c="2"/><text:s text:c="12"/><text:span text:style-name="style11">value </text:span><text:span text:style-name="style10">= </text:span><text:span text:style-name="style11">v</text:span><text:span text:style-name="style10">;</text:span></text:h>
      <text:h text:style-name="Default">231<text:s text:c="2"/><text:s text:c="12"/><text:span text:style-name="style5">return </text:span><text:span text:style-name="style4">1</text:span><text:span text:style-name="style10">;</text:span></text:h>
      <text:h text:style-name="Default">232<text:s text:c="2"/><text:s text:c="8"/><text:span text:style-name="style10">}</text:span></text:h>
      <text:h text:style-name="Default">233<text:s text:c="2"/><text:s text:c="4"/><text:span text:style-name="style10">}</text:span></text:h>
      <text:h text:style-name="Default">234<text:s text:c="2"/></text:h>
      <text:h text:style-name="Default">235<text:s text:c="2"/><text:s text:c="4"/><text:span text:style-name="style5">return </text:span><text:span text:style-name="style4">0</text:span><text:span text:style-name="style10">;</text:span></text:h>
      <text:h text:style-name="Default">236<text:s text:c="2"/><text:span text:style-name="style10">}</text:span></text:h>
      <text:h text:style-name="Default">237<text:s text:c="2"/></text:h>
      <text:h text:style-name="Default">238<text:s text:c="2"/><text:span text:style-name="style5">int </text:span><text:span text:style-name="style11">textfield</text:span><text:span text:style-name="style10">(</text:span><text:span text:style-name="style5">int </text:span><text:span text:style-name="style11">id</text:span><text:span text:style-name="style10">, </text:span><text:span text:style-name="style5">int </text:span><text:span text:style-name="style11">x</text:span><text:span text:style-name="style10">, </text:span><text:span text:style-name="style5">int </text:span><text:span text:style-name="style11">y</text:span><text:span text:style-name="style10">, </text:span><text:span text:style-name="style5">char </text:span><text:span text:style-name="style10">*</text:span><text:span text:style-name="style11">buffer</text:span><text:span text:style-name="style10">)</text:span></text:h>
      <text:h text:style-name="Default">239<text:s text:c="2"/><text:span text:style-name="style10">{</text:span></text:h>
      <text:h text:style-name="Default">240<text:s text:c="2"/><text:s text:c="4"/><text:span text:style-name="style5">int </text:span><text:span text:style-name="style11">len </text:span><text:span text:style-name="style10">= </text:span><text:span text:style-name="style11">strlen</text:span><text:span text:style-name="style10">(</text:span><text:span text:style-name="style11">buffer</text:span><text:span text:style-name="style10">);</text:span></text:h>
      <text:h text:style-name="Default">241<text:s text:c="2"/><text:s text:c="4"/><text:span text:style-name="style5">int </text:span><text:span text:style-name="style11">changed </text:span><text:span text:style-name="style10">= </text:span><text:span text:style-name="style4">0</text:span><text:span text:style-name="style10">;</text:span></text:h>
      <text:h text:style-name="Default">242<text:s text:c="2"/></text:h>
      <text:h text:style-name="Default">243<text:s text:c="2"/><text:s text:c="4"/><text:span text:style-name="style2">// Check for hotness</text:span></text:h>
      <text:h text:style-name="Default">244<text:s text:c="2"/><text:s text:c="4"/><text:span text:style-name="style5">if </text:span><text:span text:style-name="style10">(</text:span><text:span text:style-name="style11">regionhit</text:span><text:span text:style-name="style10">(</text:span><text:span text:style-name="style11">x</text:span><text:span text:style-name="style10">-</text:span><text:span text:style-name="style4">4</text:span><text:span text:style-name="style10">, </text:span><text:span text:style-name="style11">y</text:span><text:span text:style-name="style10">-</text:span><text:span text:style-name="style4">4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8</text:span><text:span text:style-name="style10">, </text:span><text:span text:style-name="style4">24</text:span><text:span text:style-name="style10">+</text:span><text:span text:style-name="style4">8</text:span><text:span text:style-name="style10">)) {</text:span></text:h>
      <text:h text:style-name="Default">245<text:s text:c="2"/><text:s text:c="8"/><text:span text:style-name="style11">uistate</text:span><text:span text:style-name="style10">.</text:span><text:span text:style-name="style11">hotitem </text:span><text:span text:style-name="style10">= </text:span><text:span text:style-name="style11">id</text:span><text:span text:style-name="style10">;</text:span></text:h>
      <text:h text:style-name="Default">246<text:s text:c="2"/><text:s text:c="8"/><text:span text:style-name="style5">if </text:span><text:span text:style-name="style10">(</text:span><text:span text:style-name="style11">uistate</text:span><text:span text:style-name="style10">.</text:span><text:span text:style-name="style11">activeitem </text:span><text:span text:style-name="style10">== </text:span><text:span text:style-name="style4">0 </text:span><text:span text:style-name="style10">&amp;&amp; </text:span><text:span text:style-name="style11">uistate</text:span><text:span text:style-name="style10">.</text:span><text:span text:style-name="style11">mousedown</text:span><text:span text:style-name="style10">)</text:span></text:h>
      <text:h text:style-name="Default">247<text:s text:c="2"/><text:s text:c="12"/><text:span text:style-name="style11">uistate</text:span><text:span text:style-name="style10">.</text:span><text:span text:style-name="style11">activeitem </text:span><text:span text:style-name="style10">= </text:span><text:span text:style-name="style11">id</text:span><text:span text:style-name="style10">;</text:span></text:h>
      <text:h text:style-name="Default">248<text:s text:c="2"/><text:s text:c="4"/><text:span text:style-name="style10">}</text:span></text:h>
      <text:h text:style-name="Default">249<text:s text:c="2"/></text:h>
      <text:h text:style-name="Default">250<text:s text:c="2"/><text:s text:c="4"/><text:span text:style-name="style2">// If no widget has keyboard focus, take it</text:span></text:h>
      <text:h text:style-name="Default">251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4">0</text:span><text:span text:style-name="style10">)</text:span></text:h>
      <text:h text:style-name="Default">252<text:s text:c="2"/><text:s text:c="8"/><text:span text:style-name="style11">uistate</text:span><text:span text:style-name="style10">.</text:span><text:span text:style-name="style11">kbditem </text:span><text:span text:style-name="style10">= </text:span><text:span text:style-name="style11">id</text:span><text:span text:style-name="style10">;</text:span></text:h>
      <text:h text:style-name="Default">253<text:s text:c="2"/></text:h>
      <text:h text:style-name="Default">254<text:s text:c="2"/><text:s text:c="4"/><text:span text:style-name="style2">// If we have keyboard focus, show it</text:span></text:h>
      <text:h text:style-name="Default">255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11">id</text:span><text:span text:style-name="style10">)</text:span></text:h>
      <text:h text:style-name="Default">256<text:s text:c="2"/><text:s text:c="8"/><text:span text:style-name="style11">drawrect</text:span><text:span text:style-name="style10">(</text:span><text:span text:style-name="style11">x</text:span><text:span text:style-name="style10">-</text:span><text:span text:style-name="style4">6</text:span><text:span text:style-name="style10">, </text:span><text:span text:style-name="style11">y</text:span><text:span text:style-name="style10">-</text:span><text:span text:style-name="style4">6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12</text:span><text:span text:style-name="style10">, </text:span><text:span text:style-name="style4">24</text:span><text:span text:style-name="style10">+</text:span><text:span text:style-name="style4">12</text:span><text:span text:style-name="style10">, </text:span><text:span text:style-name="style4">0xff0000</text:span><text:span text:style-name="style10">);</text:span></text:h>
      <text:h text:style-name="Default">257<text:s text:c="2"/></text:h>
      <text:h text:style-name="Default">258<text:s text:c="2"/><text:s text:c="4"/><text:span text:style-name="style2">// Render the text field</text:span></text:h>
      <text:h text:style-name="Default">259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activeitem </text:span><text:span text:style-name="style10">== </text:span><text:span text:style-name="style11">id </text:span><text:span text:style-name="style10">|| </text:span><text:span text:style-name="style11">uistate</text:span><text:span text:style-name="style10">.</text:span><text:span text:style-name="style11">hotitem </text:span><text:span text:style-name="style10">== </text:span><text:span text:style-name="style11">id</text:span><text:span text:style-name="style10">) {</text:span></text:h>
      <text:h text:style-name="Default">260<text:s text:c="2"/><text:s text:c="8"/><text:span text:style-name="style11">drawrect</text:span><text:span text:style-name="style10">(</text:span><text:span text:style-name="style11">x</text:span><text:span text:style-name="style10">-</text:span><text:span text:style-name="style4">4</text:span><text:span text:style-name="style10">, </text:span><text:span text:style-name="style11">y</text:span><text:span text:style-name="style10">-</text:span><text:span text:style-name="style4">4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8</text:span><text:span text:style-name="style10">, </text:span><text:span text:style-name="style4">24</text:span><text:span text:style-name="style10">+</text:span><text:span text:style-name="style4">8</text:span><text:span text:style-name="style10">, </text:span><text:span text:style-name="style4">0xaaaaaa</text:span><text:span text:style-name="style10">);</text:span></text:h>
      <text:h text:style-name="Default">261<text:s text:c="2"/><text:s text:c="4"/><text:span text:style-name="style10">} </text:span><text:span text:style-name="style5">else </text:span><text:span text:style-name="style10">{</text:span></text:h>
      <text:h text:style-name="Default">262<text:s text:c="2"/><text:s text:c="8"/><text:span text:style-name="style11">drawrect</text:span><text:span text:style-name="style10">(</text:span><text:span text:style-name="style11">x</text:span><text:span text:style-name="style10">-</text:span><text:span text:style-name="style4">4</text:span><text:span text:style-name="style10">, </text:span><text:span text:style-name="style11">y</text:span><text:span text:style-name="style10">-</text:span><text:span text:style-name="style4">4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8</text:span><text:span text:style-name="style10">, </text:span><text:span text:style-name="style4">24</text:span><text:span text:style-name="style10">+</text:span><text:span text:style-name="style4">8</text:span><text:span text:style-name="style10">, </text:span><text:span text:style-name="style4">0x777777</text:span><text:span text:style-name="style10">);</text:span></text:h>
      <text:h text:style-name="Default">263<text:s text:c="2"/><text:s text:c="4"/><text:span text:style-name="style10">}</text:span></text:h>
      <text:h text:style-name="Default">264<text:s text:c="2"/></text:h>
      <text:h text:style-name="Default">265<text:s text:c="2"/><text:s text:c="4"/><text:span text:style-name="style11">drawstring</text:span><text:span text:style-name="style10">(</text:span><text:span text:style-name="style11">buffer</text:span><text:span text:style-name="style10">,</text:span><text:span text:style-name="style11">x</text:span><text:span text:style-name="style10">,</text:span><text:span text:style-name="style11">y</text:span><text:span text:style-name="style10">);</text:span></text:h>
      <text:h text:style-name="Default">266<text:s text:c="2"/></text:h>
      <text:h text:style-name="Default">267<text:s text:c="2"/><text:s text:c="4"/><text:span text:style-name="style2">// Render cursor if we have keyboard focus</text:span></text:h>
      <text:h text:style-name="Default">268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11">id </text:span><text:span text:style-name="style10">&amp;&amp; (</text:span><text:span text:style-name="style11">SDL_GetTicks</text:span><text:span text:style-name="style10">() &gt;&gt; </text:span><text:span text:style-name="style4">8</text:span><text:span text:style-name="style10">) &amp; </text:span><text:span text:style-name="style4">1</text:span><text:span text:style-name="style10">)</text:span></text:h>
      <text:h text:style-name="Default">269<text:s text:c="2"/><text:s text:c="8"/><text:span text:style-name="style11">drawstring</text:span><text:span text:style-name="style10">(</text:span><text:span text:style-name="style6">"_"</text:span><text:span text:style-name="style10">,</text:span><text:span text:style-name="style11">x </text:span><text:span text:style-name="style10">+ </text:span><text:span text:style-name="style11">len </text:span><text:span text:style-name="style10">* </text:span><text:span text:style-name="style4">14</text:span><text:span text:style-name="style10">, </text:span><text:span text:style-name="style11">y</text:span><text:span text:style-name="style10">);</text:span></text:h>
      <text:h text:style-name="Default">270<text:s text:c="2"/></text:h>
      <text:h text:style-name="Default">271<text:s text:c="2"/><text:s text:c="4"/><text:span text:style-name="style2">// If we have keyboard focus, we'll need to process the keys</text:span></text:h>
      <text:h text:style-name="Default">272<text:s text:c="2"/><text:s text:c="4"/><text:span text:style-name="style5">if </text:span><text:span text:style-name="style10">(</text:span><text:span text:style-name="style11">uistate</text:span><text:span text:style-name="style10">.</text:span><text:span text:style-name="style11">kbditem </text:span><text:span text:style-name="style10">== </text:span><text:span text:style-name="style11">id</text:span><text:span text:style-name="style10">) {</text:span></text:h>
      <text:h text:style-name="Default">273<text:s text:c="2"/><text:s text:c="8"/><text:span text:style-name="style5">switch </text:span><text:span text:style-name="style10">(</text:span><text:span text:style-name="style11">uistate</text:span><text:span text:style-name="style10">.</text:span><text:span text:style-name="style11">keyentered</text:span><text:span text:style-name="style10">) {</text:span></text:h>
      <text:h text:style-name="Default">274<text:s text:c="2"/><text:s text:c="8"/><text:span text:style-name="style5">case </text:span><text:span text:style-name="style11">SDLK_TAB</text:span><text:span text:style-name="style10">:</text:span></text:h>
      <text:h text:style-name="Default">275<text:s text:c="2"/><text:s text:c="12"/>// If tab is pressed, lose keyboard focus.</text:h>
      <text:h text:style-name="Default">276<text:s text:c="2"/><text:s text:c="12"/>// Next widget will grab the focus.</text:h>
      <text:h text:style-name="Default">277<text:s text:c="2"/><text:s text:c="12"/>uistate.kbditem = 0;</text:h>
      <text:h text:style-name="Default">278<text:s text:c="2"/><text:s text:c="12"/>// If shift was also pressed, we want to move focus</text:h>
      <text:h text:style-name="Default">279<text:s text:c="2"/><text:s text:c="12"/>// to the previous widget instead.</text:h>
      <text:h text:style-name="Default">280<text:s text:c="2"/><text:s text:c="12"/>if (uistate.keymod &amp; KMOD_SHIFT)</text:h>
      <text:h text:style-name="Default">281<text:s text:c="2"/><text:s text:c="16"/>uistate.kbditem = uistate.lastwidget;</text:h>
      <text:h text:style-name="Default">282<text:s text:c="2"/><text:s text:c="12"/>// Also clear the key so that next widget</text:h>
      <text:h text:style-name="Default">283<text:s text:c="2"/><text:s text:c="12"/>// won't process it</text:h>
      <text:h text:style-name="Default">284<text:s text:c="2"/><text:s text:c="12"/>uistate.keyentered = 0;</text:h>
      <text:h text:style-name="Default">285<text:s text:c="2"/><text:s text:c="12"/>break;</text:h>
      <text:h text:style-name="Default">286<text:s text:c="2"/><text:s text:c="8"/>case SDLK_BACKSPACE:</text:h>
      <text:h text:style-name="Default">287<text:s text:c="2"/><text:s text:c="12"/>if (len &gt; 0) {</text:h>
      <text:h text:style-name="Default">288<text:s text:c="2"/><text:s text:c="16"/>len--;</text:h>
      <text:h text:style-name="Default">289<text:s text:c="2"/><text:s text:c="16"/>buffer[len] = 0;</text:h>
      <text:h text:style-name="Default">290<text:s text:c="2"/><text:s text:c="16"/>changed = 1;</text:h>
      <text:h text:style-name="Default">291<text:s text:c="2"/><text:s text:c="12"/>}</text:h>
      <text:h text:style-name="Default">292<text:s text:c="2"/><text:s text:c="12"/>break;</text:h>
      <text:h text:style-name="Default">293<text:s text:c="2"/><text:s text:c="8"/>}</text:h>
      <text:h text:style-name="Default">294<text:s text:c="2"/><text:s text:c="8"/>if (uistate.keychar &gt;= 32 &amp;&amp; uistate.keychar &lt; 127 &amp;&amp; len &lt; 30) {</text:h>
      <text:h text:style-name="Default">295<text:s text:c="2"/><text:s text:c="12"/>buffer[len] = uistate.keychar;</text:h>
      <text:h text:style-name="Default">296<text:s text:c="2"/><text:s text:c="12"/>len++;</text:h>
      <text:h text:style-name="Default">297<text:s text:c="2"/><text:s text:c="12"/>buffer[len] = 0;</text:h>
      <text:h text:style-name="Default">298<text:s text:c="2"/><text:s text:c="12"/>changed = 1;</text:h>
      <text:h text:style-name="Default">299<text:s text:c="2"/><text:s text:c="8"/>}</text:h>
      <text:h text:style-name="Default">300<text:s text:c="2"/><text:s text:c="4"/>}</text:h>
      <text:h text:style-name="Default">301<text:s text:c="2"/></text:h>
      <text:h text:style-name="Default">302<text:s text:c="2"/><text:s text:c="4"/>// If button is hot and active, but mouse button is not</text:h>
      <text:h text:style-name="Default">303<text:s text:c="2"/><text:s text:c="4"/>// down, the user must have clicked the widget; give it</text:h>
      <text:h text:style-name="Default">304<text:s text:c="2"/><text:s text:c="4"/>// keyboard focus.</text:h>
      <text:h text:style-name="Default">305<text:s text:c="2"/><text:s text:c="4"/>if (uistate.mousedown == 0 &amp;&amp;</text:h>
      <text:h text:style-name="Default">306<text:s text:c="2"/><text:s text:c="12"/>uistate.hotitem == id &amp;&amp;</text:h>
      <text:h text:style-name="Default">307<text:s text:c="2"/><text:s text:c="12"/>uistate.activeitem == id)</text:h>
      <text:h text:style-name="Default">308<text:s text:c="2"/><text:s text:c="8"/>uistate.kbditem = id;</text:h>
      <text:h text:style-name="Default">309<text:s text:c="2"/></text:h>
      <text:h text:style-name="Default">310<text:s text:c="2"/><text:s text:c="4"/>uistate.lastwidget = id;</text:h>
      <text:h text:style-name="Default">311<text:s text:c="2"/></text:h>
      <text:h text:style-name="Default">312<text:s text:c="2"/><text:s text:c="4"/>return changed;</text:h>
      <text:h text:style-name="Default">313<text:s text:c="2"/>}</text:h>
      <text:h text:style-name="Default">314<text:s text:c="2"/></text:h>
      <text:h text:style-name="Default">315<text:s text:c="2"/>void imgui_prepare()</text:h>
      <text:h text:style-name="Default">316<text:s text:c="2"/>{</text:h>
      <text:h text:style-name="Default">317<text:s text:c="2"/><text:s text:c="4"/>uistate.hotitem = 0;</text:h>
      <text:h text:style-name="Default">318<text:s text:c="2"/>}</text:h>
      <text:h text:style-name="Default">319<text:s text:c="2"/></text:h>
      <text:h text:style-name="Default">320<text:s text:c="2"/>void imgui_finish()</text:h>
      <text:h text:style-name="Default">321<text:s text:c="2"/>{</text:h>
      <text:h text:style-name="Default">322<text:s text:c="2"/><text:s text:c="4"/>if (uistate.mousedown == 0) {</text:h>
      <text:h text:style-name="Default">323<text:s text:c="2"/><text:s text:c="8"/>uistate.activeitem = 0;</text:h>
      <text:h text:style-name="Default">324<text:s text:c="2"/><text:s text:c="4"/>} else {</text:h>
      <text:h text:style-name="Default">325<text:s text:c="2"/><text:s text:c="8"/>if (uistate.activeitem == 0)</text:h>
      <text:h text:style-name="Default">326<text:s text:c="2"/><text:s text:c="12"/>uistate.activeitem = -1;</text:h>
      <text:h text:style-name="Default">327<text:s text:c="2"/><text:s text:c="4"/>}</text:h>
      <text:h text:style-name="Default">328<text:s text:c="2"/><text:s text:c="4"/>// If no widget grabbed tab, clear focus</text:h>
      <text:h text:style-name="Default">329<text:s text:c="2"/><text:s text:c="4"/>if (uistate.keyentered == SDLK_TAB)</text:h>
      <text:h text:style-name="Default">330<text:s text:c="2"/><text:s text:c="8"/>uistate.kbditem = 0;</text:h>
      <text:h text:style-name="Default">331<text:s text:c="2"/><text:s text:c="4"/>// Clear the entered key</text:h>
      <text:h text:style-name="Default">332<text:s text:c="2"/><text:s text:c="4"/>uistate.keyentered = 0;</text:h>
      <text:h text:style-name="Default">333<text:s text:c="2"/><text:s text:c="4"/>uistate.keychar = 0;</text:h>
      <text:h text:style-name="Default">334<text:s text:c="2"/>}</text:h>
      <text:h text:style-name="Default">335<text:s text:c="2"/></text:h>
      <text:h text:style-name="Default">336<text:s text:c="2"/>// Rendering function</text:h>
      <text:h text:style-name="Default">337<text:s text:c="2"/>void render()</text:h>
      <text:h text:style-name="Default">338<text:s text:c="2"/>{</text:h>
      <text:h text:style-name="Default">339<text:s text:c="2"/><text:s text:c="4"/>static int bgcolor = 0x77;</text:h>
      <text:h text:style-name="Default">340<text:s text:c="2"/><text:s text:c="4"/>static char sometext[80] = "Some text";</text:h>
      <text:h text:style-name="Default">341<text:s text:c="2"/></text:h>
      <text:h text:style-name="Default">342<text:s text:c="2"/><text:s text:c="4"/>// clear screen</text:h>
      <text:h text:style-name="Default">343<text:s text:c="2"/><text:s text:c="4"/>drawrect(0,0,640,480,bgcolor);</text:h>
      <text:h text:style-name="Default">344<text:s text:c="2"/></text:h>
      <text:h text:style-name="Default">345<text:s text:c="2"/><text:s text:c="4"/>imgui_prepare();</text:h>
      <text:h text:style-name="Default">346<text:s text:c="2"/></text:h>
      <text:h text:style-name="Default">347<text:s text:c="2"/><text:s text:c="4"/>button(GEN_ID,50,50);</text:h>
      <text:h text:style-name="Default">348<text:s text:c="2"/></text:h>
      <text:h text:style-name="Default">349<text:s text:c="2"/><text:s text:c="4"/>button(GEN_ID,150,50);</text:h>
      <text:h text:style-name="Default">350<text:s text:c="2"/></text:h>
      <text:h text:style-name="Default">351<text:s text:c="2"/><text:s text:c="4"/>if (button(GEN_ID,50,150))</text:h>
      <text:h text:style-name="Default">352<text:s text:c="2"/><text:s text:c="8"/>bgcolor = (SDL_GetTicks() * 0xc0cac01a) | 0x77;</text:h>
      <text:h text:style-name="Default">353<text:s text:c="2"/></text:h>
      <text:h text:style-name="Default">354<text:s text:c="2"/><text:s text:c="4"/>if (button(GEN_ID,150,150))</text:h>
      <text:h text:style-name="Default">355<text:s text:c="2"/><text:s text:c="8"/>exit(0);</text:h>
      <text:h text:style-name="Default">356<text:s text:c="2"/></text:h>
      <text:h text:style-name="Default">357<text:s text:c="2"/><text:s text:c="4"/>textfield(GEN_ID,50,250,sometext);</text:h>
      <text:h text:style-name="Default">358<text:s text:c="2"/></text:h>
      <text:h text:style-name="Default">359<text:s text:c="2"/><text:s text:c="4"/>int slidervalue = bgcolor &amp; 0xff;</text:h>
      <text:h text:style-name="Default">360<text:s text:c="2"/><text:s text:c="4"/>if (slider(GEN_ID, 500, 40, 255, slidervalue)) {</text:h>
      <text:h text:style-name="Default">361<text:s text:c="2"/><text:s text:c="8"/>bgcolor = (bgcolor &amp; 0xffff00) | slidervalue;</text:h>
      <text:h text:style-name="Default">362<text:s text:c="2"/><text:s text:c="4"/>}</text:h>
      <text:h text:style-name="Default">363<text:s text:c="2"/></text:h>
      <text:h text:style-name="Default">364<text:s text:c="2"/><text:s text:c="4"/>slidervalue = ((bgcolor &gt;&gt; 10) &amp; 0x3f);</text:h>
      <text:h text:style-name="Default">365<text:s text:c="2"/><text:s text:c="4"/>if (slider(GEN_ID, 550, 40, 63, slidervalue)) {</text:h>
      <text:h text:style-name="Default">366<text:s text:c="2"/><text:s text:c="8"/>bgcolor = (bgcolor &amp; 0xff00ff) | (slidervalue &lt;&lt; 10);</text:h>
      <text:h text:style-name="Default">367<text:s text:c="2"/><text:s text:c="4"/>}</text:h>
      <text:h text:style-name="Default">368<text:s text:c="2"/></text:h>
      <text:h text:style-name="Default">369<text:s text:c="2"/><text:s text:c="4"/>slidervalue = ((bgcolor &gt;&gt; 20) &amp; 0xf);</text:h>
      <text:h text:style-name="Default">370<text:s text:c="2"/><text:s text:c="4"/>if (slider(GEN_ID, 600, 40, 15, slidervalue)) {</text:h>
      <text:h text:style-name="Default">371<text:s text:c="2"/><text:s text:c="8"/>bgcolor = (bgcolor &amp; 0x00ffff) | (slidervalue &lt;&lt; 20);</text:h>
      <text:h text:style-name="Default">372<text:s text:c="2"/><text:s text:c="4"/>}</text:h>
      <text:h text:style-name="Default">373<text:s text:c="2"/></text:h>
      <text:h text:style-name="Default">374<text:s text:c="2"/></text:h>
      <text:h text:style-name="Default">375<text:s text:c="2"/><text:s text:c="4"/>imgui_finish();</text:h>
      <text:h text:style-name="Default">376<text:s text:c="2"/></text:h>
      <text:h text:style-name="Default">377<text:s text:c="2"/></text:h>
      <text:h text:style-name="Default">378<text:s text:c="2"/><text:s text:c="4"/>// update the screen</text:h>
      <text:h text:style-name="Default">379<text:s text:c="2"/><text:s text:c="4"/>SDL_UpdateRect(gScreen, 0, 0, 640, 480);</text:h>
      <text:h text:style-name="Default">380<text:s text:c="2"/></text:h>
      <text:h text:style-name="Default">381<text:s text:c="2"/><text:s text:c="4"/>// don't take all the cpu time</text:h>
      <text:h text:style-name="Default">382<text:s text:c="2"/><text:s text:c="4"/>SDL_Delay(10);</text:h>
      <text:h text:style-name="Default">383<text:s text:c="2"/>}</text:h>
      <text:h text:style-name="Default">384<text:s text:c="2"/></text:h>
      <text:h text:style-name="Default">385<text:s text:c="2"/></text:h>
      <text:h text:style-name="Default">386<text:s text:c="2"/>// Entry point</text:h>
      <text:h text:style-name="Default">387<text:s text:c="2"/>int main(int argc, char *argv[])</text:h>
      <text:h text:style-name="Default">388<text:s text:c="2"/>{</text:h>
      <text:h text:style-name="Default">389<text:s text:c="2"/><text:s text:c="4"/>// Initialize SDL's subsystems - in this case, only video.</text:h>
      <text:h text:style-name="Default">390<text:s text:c="2"/><text:s text:c="4"/>if (SDL_Init(SDL_INIT_VIDEO) &lt; 0) {</text:h>
      <text:h text:style-name="Default">391<text:s text:c="2"/><text:s text:c="8"/>fprintf(stderr, "Unable to init SDL: %s\n", SDL_GetError());</text:h>
      <text:h text:style-name="Default">392<text:s text:c="2"/><text:s text:c="8"/>exit(1);</text:h>
      <text:h text:style-name="Default">393<text:s text:c="2"/><text:s text:c="4"/>}</text:h>
      <text:h text:style-name="Default">394<text:s text:c="2"/></text:h>
      <text:h text:style-name="Default">395<text:s text:c="2"/><text:s text:c="4"/>// Register SDL_Quit to be called at exit; makes sure things are</text:h>
      <text:h text:style-name="Default">396<text:s text:c="2"/><text:s text:c="4"/>// cleaned up when we quit.</text:h>
      <text:h text:style-name="Default">397<text:s text:c="2"/><text:s text:c="4"/>atexit(SDL_Quit);</text:h>
      <text:h text:style-name="Default">398<text:s text:c="2"/></text:h>
      <text:h text:style-name="Default">399<text:s text:c="2"/><text:s text:c="4"/>// Attempt to create a 640x480 window with 32bit pixels.</text:h>
      <text:h text:style-name="Default">400<text:s text:c="2"/><text:s text:c="4"/>gScreen = SDL_SetVideoMode(640, 480, 32, SDL_SWSURFACE);</text:h>
      <text:h text:style-name="Default">401<text:s text:c="2"/></text:h>
      <text:h text:style-name="Default">402<text:s text:c="2"/><text:s text:c="4"/>// Enable keyboard repeat to make sliders more tolerable</text:h>
      <text:h text:style-name="Default">403<text:s text:c="2"/><text:s text:c="4"/>SDL_EnableKeyRepeat(SDL_DEFAULT_REPEAT_DELAY, SDL_DEFAULT_REPEAT_INTERVAL);</text:h>
      <text:h text:style-name="Default">404<text:s text:c="2"/><text:s text:c="4"/>// Enable keyboard UNICODE processing for the text field.</text:h>
      <text:h text:style-name="Default">405<text:s text:c="2"/><text:s text:c="4"/>SDL_EnableUNICODE(1);</text:h>
      <text:h text:style-name="Default">406<text:s text:c="2"/></text:h>
      <text:h text:style-name="Default">407<text:s text:c="2"/><text:s text:c="4"/>// If we fail, return error.</text:h>
      <text:h text:style-name="Default">408<text:s text:c="2"/><text:s text:c="4"/>if (gScreen == NULL) {</text:h>
      <text:h text:style-name="Default">409<text:s text:c="2"/><text:s text:c="8"/>fprintf(stderr, "Unable to set up video: %s\n", SDL_GetError());</text:h>
      <text:h text:style-name="Default">410<text:s text:c="2"/><text:s text:c="8"/>exit(1);</text:h>
      <text:h text:style-name="Default">411<text:s text:c="2"/><text:s text:c="4"/>}</text:h>
      <text:h text:style-name="Default">412<text:s text:c="2"/></text:h>
      <text:h text:style-name="Default">413<text:s text:c="2"/><text:s text:c="4"/>SDL_Surface *temp = SDL_LoadBMP("font14x24.bmp");</text:h>
      <text:h text:style-name="Default">414<text:s text:c="2"/><text:s text:c="4"/>gFont = SDL_ConvertSurface(temp, gScreen-&gt;format, SDL_SWSURFACE);</text:h>
      <text:h text:style-name="Default">415<text:s text:c="2"/><text:s text:c="4"/>SDL_FreeSurface(temp);</text:h>
      <text:h text:style-name="Default">416<text:s text:c="2"/></text:h>
      <text:h text:style-name="Default">417<text:s text:c="2"/><text:s text:c="4"/>// Seeing through the black areas in the font may be a good idea..</text:h>
      <text:h text:style-name="Default">418<text:s text:c="2"/><text:s text:c="4"/>SDL_SetColorKey(gFont, SDL_SRCCOLORKEY, 0);</text:h>
      <text:h text:style-name="Default">419<text:s text:c="2"/></text:h>
      <text:h text:style-name="Default">420<text:s text:c="2"/><text:s text:c="4"/>// Main loop: loop forever.</text:h>
      <text:h text:style-name="Default">421<text:s text:c="2"/><text:s text:c="4"/>while (1) {</text:h>
      <text:h text:style-name="Default">422<text:s text:c="2"/><text:s text:c="8"/>// Render stuff</text:h>
      <text:h text:style-name="Default">423<text:s text:c="2"/><text:s text:c="8"/>render();</text:h>
      <text:h text:style-name="Default">424<text:s text:c="2"/></text:h>
      <text:h text:style-name="Default">425<text:s text:c="2"/><text:s text:c="8"/>// Poll for events, and handle the ones we care about.</text:h>
      <text:h text:style-name="Default">426<text:s text:c="2"/><text:s text:c="8"/>SDL_Event event;</text:h>
      <text:h text:style-name="Default">427<text:s text:c="2"/><text:s text:c="8"/>while (SDL_PollEvent(&amp;event)) {</text:h>
      <text:h text:style-name="Default">428<text:s text:c="2"/><text:s text:c="12"/>switch (event.type) {</text:h>
      <text:h text:style-name="Default">429<text:s text:c="2"/><text:s text:c="12"/>case SDL_MOUSEMOTION:</text:h>
      <text:h text:style-name="Default">430<text:s text:c="2"/><text:s text:c="16"/>// update mouse position</text:h>
      <text:h text:style-name="Default">431<text:s text:c="2"/><text:s text:c="16"/>uistate.mousex = event.motion.x;</text:h>
      <text:h text:style-name="Default">432<text:s text:c="2"/><text:s text:c="16"/>uistate.mousey = event.motion.y;</text:h>
      <text:h text:style-name="Default">433<text:s text:c="2"/><text:s text:c="16"/>break;</text:h>
      <text:h text:style-name="Default">434<text:s text:c="2"/><text:s text:c="12"/>case SDL_MOUSEBUTTONDOWN:</text:h>
      <text:h text:style-name="Default">435<text:s text:c="2"/><text:s text:c="16"/>// update button down state if left-clicking</text:h>
      <text:h text:style-name="Default">436<text:s text:c="2"/><text:s text:c="16"/>if (event.button.button == 1)</text:h>
      <text:h text:style-name="Default">437<text:s text:c="2"/><text:s text:c="20"/>uistate.mousedown = 1;</text:h>
      <text:h text:style-name="Default">438<text:s text:c="2"/><text:s text:c="16"/>break;</text:h>
      <text:h text:style-name="Default">439<text:s text:c="2"/><text:s text:c="12"/>case SDL_MOUSEBUTTONUP:</text:h>
      <text:h text:style-name="Default">440<text:s text:c="2"/><text:s text:c="16"/>// update button down state if left-clicking</text:h>
      <text:h text:style-name="Default">441<text:s text:c="2"/><text:s text:c="16"/>if (event.button.button == 1)</text:h>
      <text:h text:style-name="Default">442<text:s text:c="2"/><text:s text:c="20"/>uistate.mousedown = 0;</text:h>
      <text:h text:style-name="Default">443<text:s text:c="2"/><text:s text:c="16"/>break;</text:h>
      <text:h text:style-name="Default">444<text:s text:c="2"/><text:s text:c="12"/>case SDL_KEYDOWN:</text:h>
      <text:h text:style-name="Default">445<text:s text:c="2"/><text:s text:c="16"/>// If a key is pressed, report it to the widgets</text:h>
      <text:h text:style-name="Default">446<text:s text:c="2"/><text:s text:c="16"/>uistate.keyentered = event.key.keysym.sym;</text:h>
      <text:h text:style-name="Default">447<text:s text:c="2"/><text:s text:c="16"/>uistate.keymod = event.key.keysym.mod;</text:h>
      <text:h text:style-name="Default">448<text:s text:c="2"/><text:s text:c="16"/>// if key is ASCII, accept it as character input</text:h>
      <text:h text:style-name="Default">449<text:s text:c="2"/><text:s text:c="16"/>if ((event.key.keysym.unicode &amp; 0xFF80) == 0)</text:h>
      <text:h text:style-name="Default">450<text:s text:c="2"/><text:s text:c="20"/>uistate.keychar = event.key.keysym.unicode &amp; 0x7f;</text:h>
      <text:h text:style-name="Default">451<text:s text:c="2"/><text:s text:c="16"/>break;</text:h>
      <text:h text:style-name="Default">452<text:s text:c="2"/><text:s text:c="12"/>case SDL_KEYUP:</text:h>
      <text:h text:style-name="Default">453<text:s text:c="2"/><text:s text:c="16"/>switch (event.key.keysym.sym) {</text:h>
      <text:h text:style-name="Default">454<text:s text:c="2"/><text:s text:c="16"/>case SDLK_ESCAPE:</text:h>
      <text:h text:style-name="Default">455<text:s text:c="2"/><text:s text:c="20"/>// If escape is pressed, return (and thus, quit)</text:h>
      <text:h text:style-name="Default">456<text:s text:c="2"/><text:s text:c="20"/>return 0;</text:h>
      <text:h text:style-name="Default">457<text:s text:c="2"/><text:s text:c="16"/>}</text:h>
      <text:h text:style-name="Default">458<text:s text:c="2"/><text:s text:c="16"/>break;</text:h>
      <text:h text:style-name="Default">459<text:s text:c="2"/><text:s text:c="12"/>case SDL_QUIT:</text:h>
      <text:h text:style-name="Default">460<text:s text:c="2"/><text:s text:c="16"/>return(0);</text:h>
      <text:h text:style-name="Default">461<text:s text:c="2"/><text:s text:c="12"/>}</text:h>
      <text:h text:style-name="Default">462<text:s text:c="2"/><text:s text:c="8"/>}</text:h>
      <text:h text:style-name="Default">463<text:s text:c="2"/><text:s text:c="4"/>}</text:h>
      <text:h text:style-name="Default">464<text:s text:c="2"/><text:s text:c="4"/>return 0;</text:h>
      <text:h text:style-name="Default">465<text:s text:c="2"/>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monospace" svg:font-family="monospace"/>
  </office:font-face-decls>
  <office:styles>
    <style:style style:family="paragraph" style:name="Default" style:display-name="Default" style:parent-style-name="Standard" style:class="text">
      <style:text-properties style:font-name="monospace" fo:font-size="8pt"/>
    </style:style>
    <style:style style:name="style0" style:family="text">
      <style:text-properties style:font-name="monospace" fo:color="#000000" fo:background-color="#ffffff"/>
    </style:style>
    <style:style style:name="style1" style:family="text">
      <style:text-properties style:font-name="monospace" fo:color="#4d4d4d"/>
    </style:style>
    <style:style style:name="style2" style:family="text">
      <style:text-properties style:font-name="monospace" fo:color="#4d4d4d"/>
    </style:style>
    <style:style style:name="style3" style:family="text">
      <style:text-properties style:font-name="monospace" fo:color="#4d4d4d" fo:font-weight="bold"/>
    </style:style>
    <style:style style:name="style15" style:family="text">
      <style:text-properties style:font-name="monospace" fo:color="#4d4d4d" fo:font-weight="bold"/>
    </style:style>
    <style:style style:name="style17" style:family="text">
      <style:text-properties style:font-name="monospace" fo:color="#4d4d4d"/>
    </style:style>
    <style:style style:name="style18" style:family="text">
      <style:text-properties style:font-name="monospace" fo:color="#4d4d4d"/>
    </style:style>
    <style:style style:name="style4" style:family="text">
      <style:text-properties style:font-name="monospace" fo:color="#000000" fo:font-weight="bold"/>
    </style:style>
    <style:style style:name="style5" style:family="text">
      <style:text-properties style:font-name="monospace" fo:color="#000000" fo:font-weight="bold"/>
    </style:style>
    <style:style style:name="style16" style:family="text">
      <style:text-properties style:font-name="monospace" fo:color="#000000" fo:font-weight="bold"/>
    </style:style>
    <style:style style:name="style6" style:family="text">
      <style:text-properties style:font-name="monospace" fo:color="#000000" fo:font-style="italic"/>
    </style:style>
    <style:style style:name="style12" style:family="text">
      <style:text-properties style:font-name="monospace" fo:color="#000000" fo:font-style="italic"/>
    </style:style>
    <style:style style:name="style7" style:family="text">
      <style:text-properties style:font-name="monospace" fo:color="#000000" fo:font-style="italic"/>
    </style:style>
    <style:style style:name="style8" style:family="text">
      <style:text-properties style:font-name="monospace" fo:color="#000000"/>
    </style:style>
    <style:style style:name="style9" style:family="text">
      <style:text-properties style:font-name="monospace" fo:color="#848484"/>
    </style:style>
    <style:style style:name="style10" style:family="text">
      <style:text-properties style:font-name="monospace" fo:color="#000000" fo:font-weight="bold"/>
    </style:style>
    <style:style style:name="style34" style:family="text">
      <style:text-properties style:font-name="monospace" fo:color="#000000" fo:background-color="#80ffff" fo:font-weight="bold"/>
    </style:style>
    <style:style style:name="style35" style:family="text">
      <style:text-properties style:font-name="monospace" fo:color="#ffffff" fo:background-color="#ff0000" fo:font-weight="bold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